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3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bitmap" draw:fill-image-name="a11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8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8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8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bitmap" draw:fill-image-name="a10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8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9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20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3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2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21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23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20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5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page1" draw:style-name="a1077" draw:master-page-name="Master1-Layout7-blank-Vuota" presentation:presentation-page-layout-name="Master1-PPL7" draw:id="Slide-256">
        <draw:frame draw:id="id232" presentation:style-name="a1160" draw:name="Sottotitolo 1" svg:x="0in" svg:y="1.07685in" svg:width="6.31667in" svg:height="7.16092in" presentation:class="subtitle" presentation:placeholder="false">
          <draw:text-box>
            <text:list text:style-name="a1099">
              <text:list-item>
                <text:p text:style-name="a1098" text:class-names="" text:cond-style-name=""><text:span text:style-name="a1078" text:class-names="">This</text:span><text:span text:style-name="a1079" text:class-names=""><text:s text:c="1"/></text:span><text:span text:style-name="a1080" text:class-names="">is</text:span><text:span text:style-name="a1081" text:class-names=""><text:s text:c="1"/>a<text:s text:c="1"/></text:span><text:span text:style-name="a1082" text:class-names="">painful</text:span><text:span text:style-name="a1083" text:class-names=""><text:s text:c="1"/></text:span><text:span text:style-name="a1084" text:class-names="">symptom</text:span><text:span text:style-name="a1085" text:class-names=""><text:s text:c="1"/></text:span><text:span text:style-name="a1086" text:class-names="">which</text:span><text:span text:style-name="a1087" text:class-names=""><text:s text:c="1"/></text:span><text:span text:style-name="a1088" text:class-names="">affects</text:span><text:span text:style-name="a1089" text:class-names=""><text:s text:c="1"/></text:span><text:span text:style-name="a1090" text:class-names="">about</text:span><text:span text:style-name="a1091" text:class-names=""><text:s text:c="1"/>8 out of 10<text:s text:c="1"/></text:span><text:span text:style-name="a1092" text:class-names="">people</text:span><text:span text:style-name="a1093" text:class-names=""><text:s text:c="1"/>, men and<text:s text:c="1"/></text:span><text:span text:style-name="a1094" text:class-names="">women</text:span><text:span text:style-name="a1095" text:class-names=""><text:s text:c="1"/></text:span><text:span text:style-name="a1096" text:class-names="">equally</text:span><text:span text:style-name="a1097" text:class-names="">.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00" text:class-names="">Further</text:span><text:span text:style-name="a1101" text:class-names=""><text:s text:c="1"/></text:span><text:span text:style-name="a1102" text:class-names="">studies</text:span><text:span text:style-name="a1103" text:class-names=""><text:s text:c="1"/></text:span><text:span text:style-name="a1104" text:class-names="">have</text:span><text:span text:style-name="a1105" text:class-names=""><text:s text:c="1"/></text:span><text:span text:style-name="a1106" text:class-names="">implicated</text:span><text:span text:style-name="a1107" text:class-names=""><text:s text:c="1"/></text:span><text:span text:style-name="a1108" text:class-names="">sitting</text:span><text:span text:style-name="a1109" text:class-names=""><text:s text:c="1"/>for long<text:s text:c="1"/></text:span><text:span text:style-name="a1110" text:class-names="">periods</text:span><text:span text:style-name="a1111" text:class-names=""><text:s text:c="1"/></text:span><text:span text:style-name="a1112" text:class-names="">without</text:span><text:span text:style-name="a1113" text:class-names=""><text:s text:c="1"/></text:span><text:span text:style-name="a1114" text:class-names="">interruption</text:span><text:span text:style-name="a1115" text:class-names=""><text:s text:c="1"/></text:span><text:span text:style-name="a1116" text:class-names="">has</text:span><text:span text:style-name="a1117" text:class-names=""><text:s text:c="1"/></text:span><text:span text:style-name="a1118" text:class-names="">been</text:span><text:span text:style-name="a1119" text:class-names=""><text:s text:c="1"/></text:span><text:span text:style-name="a1120" text:class-names="">shown</text:span><text:span text:style-name="a1121" text:class-names=""><text:s text:c="1"/>to cause<text:s text:c="1"/></text:span><text:span text:style-name="a1122" text:class-names="">backache</text:span><text:span text:style-name="a1123" text:class-names="">.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26" text:class-names="">It</text:span><text:span text:style-name="a1127" text:class-names=""><text:s text:c="1"/>can<text:s text:c="1"/></text:span><text:span text:style-name="a1128" text:class-names="">even</text:span><text:span text:style-name="a1129" text:class-names=""><text:s text:c="1"/></text:span><text:span text:style-name="a1130" text:class-names="">creates</text:span><text:span text:style-name="a1131" text:class-names=""><text:s text:c="1"/></text:span><text:span text:style-name="a1132" text:class-names="">muscle</text:span><text:span text:style-name="a1133" text:class-names=""><text:s text:c="1"/></text:span><text:span text:style-name="a1134" text:class-names="">dysfunction</text:span><text:span text:style-name="a1135" text:class-names="">.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38" text:class-names="">But</text:span><text:span text:style-name="a1139" text:class-names=""><text:s text:c="1"/>the<text:s text:c="1"/></text:span><text:span text:style-name="a1140" text:class-names="">main</text:span><text:span text:style-name="a1141" text:class-names=""><text:s text:c="1"/></text:span><text:span text:style-name="a1142" text:class-names="">problem</text:span><text:span text:style-name="a1143" text:class-names=""><text:s text:c="1"/></text:span><text:span text:style-name="a1144" text:class-names="">is</text:span><text:span text:style-name="a1145" text:class-names=""><text:s text:c="1"/></text:span><text:span text:style-name="a1146" text:class-names="">that</text:span><text:span text:style-name="a1147" text:class-names=""><text:s text:c="1"/></text:span><text:span text:style-name="a1148" text:class-names="">backache</text:span><text:span text:style-name="a1149" text:class-names=""><text:s text:c="1"/></text:span><text:span text:style-name="a1150" text:class-names="">is</text:span><text:span text:style-name="a1151" text:class-names=""><text:s text:c="1"/></text:span><text:span text:style-name="a1152" text:class-names="">esponentially</text:span><text:span text:style-name="a1153" text:class-names=""><text:s text:c="1"/></text:span><text:span text:style-name="a1154" text:class-names="">growing</text:span><text:span text:style-name="a1155" text:class-names=""><text:s text:c="1"/>up in<text:s text:c="1"/></text:span><text:span text:style-name="a1156" text:class-names="">our</text:span><text:span text:style-name="a1157" text:class-names=""><text:s text:c="1"/>society.</text:span></text:p>
              </text:list-item>
            </text:list>
          </draw:text-box>
          <svg:title/>
          <svg:desc/>
        </draw:frame>
        <draw:frame draw:id="id233" presentation:style-name="a1163" draw:name="Titolo 2" svg:x="0in" svg:y="0.32986in" svg:width="9.92188in" svg:height="1.38021in" presentation:class="title" presentation:placeholder="false">
          <draw:text-box>
            <text:p text:style-name="a1162" text:class-names="" text:cond-style-name=""><text:span text:style-name="a1161" text:class-names="">THE BACKACHE</text:span></text:p>
          </draw:text-box>
          <svg:title/>
          <svg:desc/>
        </draw:frame>
        <presentation:notes draw:style-name="a1169">
          <draw:frame draw:id="id234" draw:style-name="a1166" draw:name="Segnaposto numero diapositiva 6" svg:x="4.67953in" svg:y="11.10827in" svg:width="3.5878in" svg:height="0.58425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35" presentation:style-name="a1167" draw:name="Segnaposto immagine diapositiva 1">
            <svg:title/>
            <svg:desc/>
          </draw:page-thumbnail>
          <draw:frame draw:id="id236" presentation:style-name="a11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71" draw:master-page-name="Master1-Layout7-blank-Vuota" presentation:presentation-page-layout-name="Master1-PPL7" draw:id="Slide-257">
        <draw:frame draw:id="id237" presentation:style-name="a1174" draw:name="Titolo 1" svg:x="0in" svg:y="0.32986in" svg:width="9.92188in" svg:height="1.38021in" presentation:class="title" presentation:placeholder="false">
          <draw:text-box>
            <text:p text:style-name="a1173" text:class-names="" text:cond-style-name=""><text:span text:style-name="a1172" text:class-names="">THE SOLUTION</text:span></text:p>
          </draw:text-box>
          <svg:title/>
          <svg:desc/>
        </draw:frame>
        <draw:frame draw:id="id238" presentation:style-name="a1235" draw:name="Segnaposto testo 2" svg:x="0in" svg:y="1.93403in" svg:width="4.2in" svg:height="3.83264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175" text:class-names="">That's</text:span><text:span text:style-name="a1176" text:class-names=""><text:s text:c="1"/></text:span><text:span text:style-name="a1177" text:class-names="">why</text:span><text:span text:style-name="a1178" text:class-names=""><text:s text:c="1"/></text:span><text:span text:style-name="a1179" text:class-names="">we</text:span><text:span text:style-name="a1180" text:class-names=""><text:s text:c="1"/></text:span><text:span text:style-name="a1181" text:class-names="">decided</text:span><text:span text:style-name="a1182" text:class-names=""><text:s text:c="1"/>to help<text:s text:c="1"/></text:span><text:span text:style-name="a1183" text:class-names="">you</text:span><text:span text:style-name="a1184" text:class-names=""><text:s text:c="1"/></text:span><text:span text:style-name="a1185" text:class-names="">creating</text:span><text:span text:style-name="a1186" text:class-names=""><text:s text:c="1"/>a<text:s text:c="1"/></text:span><text:span text:style-name="a1187" text:class-names="">revolutionary</text:span><text:span text:style-name="a1188" text:class-names=""><text:s text:c="1"/></text:span><text:span text:style-name="a1189" text:class-names="">device</text:span><text:span text:style-name="a1190" text:class-names=""><text:s text:c="1"/></text:span><text:span text:style-name="a1191" text:class-names="">which</text:span><text:span text:style-name="a1192" text:class-names=""><text:s text:c="1"/>can<text:s text:c="1"/></text:span><text:span text:style-name="a1193" text:class-names="">save</text:span><text:span text:style-name="a1194" text:class-names=""><text:s text:c="1"/></text:span><text:span text:style-name="a1195" text:class-names="">your</text:span><text:span text:style-name="a1196" text:class-names=""><text:s text:c="1"/>spine and<text:s text:c="1"/></text:span><text:span text:style-name="a1197" text:class-names="">constantly</text:span><text:span text:style-name="a1198" text:class-names=""><text:s text:c="1"/></text:span><text:span text:style-name="a1199" text:class-names="">check</text:span><text:span text:style-name="a1200" text:class-names=""><text:s text:c="1"/></text:span><text:span text:style-name="a1201" text:class-names="">your</text:span><text:span text:style-name="a1202" text:class-names=""><text:s text:c="1"/>posture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Discrete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Simple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11" text:class-names="">This</text:span><text:span text:style-name="a1212" text:class-names=""><text:s text:c="1"/></text:span><text:span text:style-name="a1213" text:class-names="">smart</text:span><text:span text:style-name="a1214" text:class-names=""><text:s text:c="1"/></text:span><text:span text:style-name="a1215" text:class-names="">device</text:span><text:span text:style-name="a1216" text:class-names=""><text:s text:c="1"/></text:span><text:span text:style-name="a1217" text:class-names="">will</text:span><text:span text:style-name="a1218" text:class-names=""><text:s text:c="1"/></text:span><text:span text:style-name="a1219" text:class-names="">alerts</text:span><text:span text:style-name="a1220" text:class-names=""><text:s text:c="1"/></text:span><text:span text:style-name="a1221" text:class-names="">you</text:span><text:span text:style-name="a1222" text:class-names=""><text:s text:c="1"/></text:span><text:span text:style-name="a1223" text:class-names="">whenever</text:span><text:span text:style-name="a1224" text:class-names=""><text:s text:c="1"/></text:span><text:span text:style-name="a1225" text:class-names="">you</text:span><text:span text:style-name="a1226" text:class-names=""><text:s text:c="1"/></text:span><text:span text:style-name="a1227" text:class-names="">get</text:span><text:span text:style-name="a1228" text:class-names=""><text:s text:c="1"/>a<text:s text:c="1"/></text:span><text:span text:style-name="a1229" text:class-names="">wrong</text:span><text:span text:style-name="a1230" text:class-names=""><text:s text:c="1"/>posture with a small and soft<text:s text:c="1"/></text:span><text:span text:style-name="a1231" text:class-names="">vibration</text:span><text:span text:style-name="a1232" text:class-names="">.</text:span></text:p>
              </text:list-item>
            </text:list>
          </draw:text-box>
          <svg:title/>
          <svg:desc/>
        </draw:frame>
        <presentation:notes draw:style-name="a1241">
          <draw:frame draw:id="id239" draw:style-name="a1238" draw:name="Segnaposto numero diapositiva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40" presentation:style-name="a1239" draw:name="Segnaposto immagine diapositiva 1">
            <svg:title/>
            <svg:desc/>
          </draw:page-thumbnail>
          <draw:frame draw:id="id241" presentation:style-name="a124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04461in" svg:y="1.74533in" svg:width="7.98246in" svg:height="4.01383in"/>
      <presentation:placeholder presentation:object="subtitle" svg:x="1.04461in" svg:y="5.75916in" svg:width="7.98246in" svg:height="1.0384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2" style:display-name="Titolo e contenuto">
      <presentation:placeholder presentation:object="title" svg:x="0.58438in" svg:y="0.54575in" svg:width="8.5062in" svg:height="1.68835in"/>
      <presentation:placeholder presentation:object="object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3" style:display-name="Intestazione sezione">
      <presentation:placeholder presentation:object="title" svg:x="1.04461in" svg:y="3.44984in" svg:width="7.98245in" svg:height="2.3093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4" style:display-name="Due contenuti">
      <presentation:placeholder presentation:object="title" svg:x="0.58438in" svg:y="0.54575in" svg:width="8.5062in" svg:height="1.68835in"/>
      <presentation:placeholder presentation:object="object" svg:x="0.9979in" svg:y="2.48404in" svg:width="3.97631in" svg:height="5.05802in"/>
      <presentation:placeholder presentation:object="object" svg:x="5.11426in" svg:y="2.47863in" svg:width="3.97632in" svg:height="5.0634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5" style:display-name="Confronto">
      <presentation:placeholder presentation:object="title" svg:x="0.58438in" svg:y="0.54575in" svg:width="8.5062in" svg:height="1.68835in"/>
      <presentation:placeholder presentation:object="outline" svg:x="0.9979in" svg:y="2.29649in" svg:width="3.97631in" svg:height="0.69469in"/>
      <presentation:placeholder presentation:object="object" svg:x="0.9979in" svg:y="3.03137in" svg:width="3.97631in" svg:height="4.51069in"/>
      <presentation:placeholder presentation:object="outline" svg:x="5.11427in" svg:y="2.29649in" svg:width="3.97631in" svg:height="0.69469in"/>
      <presentation:placeholder presentation:object="object" svg:x="5.11427in" svg:y="3.03137in" svg:width="3.97631in" svg:height="4.51069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6" style:display-name="Solo titolo">
      <presentation:placeholder presentation:object="title" svg:x="0.58438in" svg:y="0.54575in" svg:width="8.5062in" svg:height="1.6883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7" style:display-name="Vuota"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8" style:display-name="Contenuto con didascalia">
      <presentation:placeholder presentation:object="title" svg:x="1.04461in" svg:y="1.74533in" svg:width="3.07613in" svg:height="1.74533in"/>
      <presentation:placeholder presentation:object="object" svg:x="4.32749in" svg:y="1.74533in" svg:width="4.69957in" svg:height="5.51157in"/>
      <presentation:placeholder presentation:object="outline" svg:x="1.04461in" svg:y="3.77237in" svg:width="3.07613in" svg:height="3.490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9" style:display-name="Immagine con didascalia">
      <presentation:placeholder presentation:object="title" svg:x="1.04366in" svg:y="2.23524in" svg:width="4.60633in" svg:height="1.89844in"/>
      <presentation:placeholder presentation:object="graphic" svg:x="6.28559in" svg:y="1.37789in" svg:width="2.89463in" svg:height="5.51157in"/>
      <presentation:placeholder presentation:object="outline" svg:x="1.04461in" svg:y="4.40926in" svg:width="4.59916in" svg:height="1.6534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0" style:display-name="Immagine panoramica con didascalia">
      <presentation:placeholder presentation:object="title" svg:x="1.04461in" svg:y="5.78714in" svg:width="7.98245in" svg:height="0.68321in"/>
      <presentation:placeholder presentation:object="graphic" svg:x="1.04461in" svg:y="0.82674in" svg:width="7.98246in" svg:height="4.38885in"/>
      <presentation:placeholder presentation:object="outline" svg:x="1.04461in" svg:y="6.47034in" svg:width="7.98245in" svg:height="0.5951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1" style:display-name="Titolo e sottotitolo">
      <presentation:placeholder presentation:object="title" svg:x="1.04461in" svg:y="1.74533in" svg:width="7.98246in" svg:height="2.38835in"/>
      <presentation:placeholder presentation:object="outline" svg:x="1.04461in" svg:y="4.40926in" svg:width="7.98246in" svg:height="2.8476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2" style:display-name="Citazione con didascalia">
      <presentation:placeholder presentation:object="title" svg:x="1.42435in" svg:y="1.74533in" svg:width="7.23506in" svg:height="2.80084in"/>
      <presentation:placeholder presentation:object="outline" svg:x="1.74597in" svg:y="4.54617in" svg:width="6.58415in" svg:height="0.41249in"/>
      <presentation:placeholder presentation:object="outline" svg:x="1.04461in" svg:y="5.24474in" svg:width="7.98246in" svg:height="2.02091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3" style:display-name="Scheda nome">
      <presentation:placeholder presentation:object="title" svg:x="1.04461in" svg:y="3.76624in" svg:width="7.98246in" svg:height="1.9929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4" style:display-name="3 colonne">
      <presentation:placeholder presentation:object="title" svg:x="0.58438in" svg:y="0.54575in" svg:width="8.5062in" svg:height="1.68835in"/>
      <presentation:placeholder presentation:object="outline" svg:x="0.57248in" svg:y="2.38835in" svg:width="2.66532in" svg:height="0.69469in"/>
      <presentation:placeholder presentation:object="outline" svg:x="0.59013in" svg:y="3.21509in" svg:width="2.64767in" svg:height="4.32697in"/>
      <presentation:placeholder presentation:object="outline" svg:x="3.51262in" svg:y="2.38835in" svg:width="2.65571in" svg:height="0.69469in"/>
      <presentation:placeholder presentation:object="outline" svg:x="3.50307in" svg:y="3.21509in" svg:width="2.66526in" svg:height="4.32697in"/>
      <presentation:placeholder presentation:object="outline" svg:x="6.44401in" svg:y="2.38835in" svg:width="2.65198in" svg:height="0.69469in"/>
      <presentation:placeholder presentation:object="outline" svg:x="6.44401in" svg:y="3.21509in" svg:width="2.65198in" svg:height="4.3269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5" style:display-name="3 colonne immagine">
      <presentation:placeholder presentation:object="title" svg:x="0.58438in" svg:y="0.54575in" svg:width="8.5062in" svg:height="1.68835in"/>
      <presentation:placeholder presentation:object="outline" svg:x="0.59013in" svg:y="5.12455in" svg:width="2.65916in" svg:height="0.69469in"/>
      <presentation:placeholder presentation:object="graphic" svg:x="0.59013in" svg:y="2.66393in" svg:width="2.65916in" svg:height="1.83719in"/>
      <presentation:placeholder presentation:object="outline" svg:x="0.59013in" svg:y="5.81923in" svg:width="2.65916in" svg:height="0.79466in"/>
      <presentation:placeholder presentation:object="outline" svg:x="3.51779in" svg:y="5.12455in" svg:width="2.65054in" svg:height="0.69469in"/>
      <presentation:placeholder presentation:object="graphic" svg:x="3.51778in" svg:y="2.66393in" svg:width="2.65054in" svg:height="1.83719in"/>
      <presentation:placeholder presentation:object="outline" svg:x="3.51656in" svg:y="5.81923in" svg:width="2.65405in" svg:height="0.79466in"/>
      <presentation:placeholder presentation:object="outline" svg:x="6.44401in" svg:y="5.12455in" svg:width="2.65198in" svg:height="0.69469in"/>
      <presentation:placeholder presentation:object="graphic" svg:x="6.44401in" svg:y="2.66393in" svg:width="2.65198in" svg:height="1.83719in"/>
      <presentation:placeholder presentation:object="outline" svg:x="6.4439in" svg:y="5.81923in" svg:width="2.65549in" svg:height="0.794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6" style:display-name="Titolo e testo verticale">
      <presentation:placeholder presentation:object="title" svg:x="0.58438in" svg:y="0.54575in" svg:width="8.5062in" svg:height="1.68835in"/>
      <presentation:placeholder presentation:object="outline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7" style:display-name="1_Titolo e testo verticale">
      <presentation:placeholder presentation:object="title" svg:x="7.51083in" svg:y="0.51863in" svg:width="1.58516in" svg:height="7.02343in"/>
      <presentation:placeholder presentation:object="outline" svg:x="0.59013in" svg:y="0.9321in" svg:width="6.71394in" svg:height="6.6099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33" draw:style="radial" draw:cx="50%" draw:cy="50%" draw:start-color="#50b9c1" draw:end-color="#50b9c1" draw:start-intensity="6%" draw:end-intensity="7%"/>
    <draw:gradient draw:name="a691" draw:style="radial" draw:cx="50%" draw:cy="50%" draw:start-color="#50b9c1" draw:end-color="#50b9c1" draw:start-intensity="10%" draw:end-intensity="11%"/>
    <draw:gradient draw:name="a535" draw:style="radial" draw:cx="50%" draw:cy="50%" draw:start-color="#50b9c1" draw:end-color="#50b9c1" draw:start-intensity="7%" draw:end-intensity="14%"/>
    <draw:gradient draw:name="a943" draw:style="radial" draw:cx="50%" draw:cy="50%" draw:start-color="#50b9c1" draw:end-color="#50b9c1" draw:start-intensity="6%" draw:end-intensity="7%"/>
    <draw:gradient draw:name="a693" draw:style="radial" draw:cx="50%" draw:cy="50%" draw:start-color="#50b9c1" draw:end-color="#50b9c1" draw:start-intensity="8%" draw:end-intensity="8%"/>
    <draw:gradient draw:name="a470" draw:style="radial" draw:cx="50%" draw:cy="50%" draw:start-color="#50b9c1" draw:end-color="#50b9c1" draw:start-intensity="7%" draw:end-intensity="14%"/>
    <draw:gradient draw:name="a537" draw:style="radial" draw:cx="50%" draw:cy="50%" draw:start-color="#50b9c1" draw:end-color="#50b9c1" draw:start-intensity="5%" draw:end-intensity="9%"/>
    <draw:gradient draw:name="a945" draw:style="radial" draw:cx="50%" draw:cy="50%" draw:start-color="#50b9c1" draw:end-color="#50b9c1" draw:start-intensity="7%" draw:end-intensity="14%"/>
    <draw:gradient draw:name="a472" draw:style="radial" draw:cx="50%" draw:cy="50%" draw:start-color="#50b9c1" draw:end-color="#50b9c1" draw:start-intensity="5%" draw:end-intensity="9%"/>
    <draw:gradient draw:name="a539" draw:style="radial" draw:cx="50%" draw:cy="50%" draw:start-color="#50b9c1" draw:end-color="#50b9c1" draw:start-intensity="10%" draw:end-intensity="11%"/>
    <draw:gradient draw:name="a947" draw:style="radial" draw:cx="50%" draw:cy="50%" draw:start-color="#50b9c1" draw:end-color="#50b9c1" draw:start-intensity="5%" draw:end-intensity="9%"/>
    <draw:gradient draw:name="a474" draw:style="radial" draw:cx="50%" draw:cy="50%" draw:start-color="#50b9c1" draw:end-color="#50b9c1" draw:start-intensity="10%" draw:end-intensity="11%"/>
    <draw:gradient draw:name="a949" draw:style="radial" draw:cx="50%" draw:cy="50%" draw:start-color="#50b9c1" draw:end-color="#50b9c1" draw:start-intensity="10%" draw:end-intensity="11%"/>
    <draw:gradient draw:name="a476" draw:style="radial" draw:cx="50%" draw:cy="50%" draw:start-color="#50b9c1" draw:end-color="#50b9c1" draw:start-intensity="8%" draw:end-intensity="8%"/>
    <draw:gradient draw:name="a220" draw:style="radial" draw:cx="50%" draw:cy="50%" draw:start-color="#50b9c1" draw:end-color="#50b9c1" draw:start-intensity="6%" draw:end-intensity="7%"/>
    <draw:gradient draw:name="a222" draw:style="radial" draw:cx="50%" draw:cy="50%" draw:start-color="#50b9c1" draw:end-color="#50b9c1" draw:start-intensity="7%" draw:end-intensity="14%"/>
    <draw:gradient draw:name="a224" draw:style="radial" draw:cx="50%" draw:cy="50%" draw:start-color="#50b9c1" draw:end-color="#50b9c1" draw:start-intensity="5%" draw:end-intensity="9%"/>
    <draw:gradient draw:name="a791" draw:style="radial" draw:cx="50%" draw:cy="50%" draw:start-color="#50b9c1" draw:end-color="#50b9c1" draw:start-intensity="6%" draw:end-intensity="7%"/>
    <draw:gradient draw:name="a1004" draw:style="radial" draw:cx="50%" draw:cy="50%" draw:start-color="#50b9c1" draw:end-color="#50b9c1" draw:start-intensity="6%" draw:end-intensity="7%"/>
    <draw:gradient draw:name="a226" draw:style="radial" draw:cx="50%" draw:cy="50%" draw:start-color="#50b9c1" draw:end-color="#50b9c1" draw:start-intensity="10%" draw:end-intensity="11%"/>
    <draw:gradient draw:name="a384" draw:style="radial" draw:cx="50%" draw:cy="50%" draw:start-color="#50b9c1" draw:end-color="#50b9c1" draw:start-intensity="6%" draw:end-intensity="7%"/>
    <draw:gradient draw:name="a793" draw:style="radial" draw:cx="50%" draw:cy="50%" draw:start-color="#50b9c1" draw:end-color="#50b9c1" draw:start-intensity="7%" draw:end-intensity="14%"/>
    <draw:gradient draw:name="a1006" draw:style="radial" draw:cx="50%" draw:cy="50%" draw:start-color="#50b9c1" draw:end-color="#50b9c1" draw:start-intensity="7%" draw:end-intensity="14%"/>
    <draw:gradient draw:name="a228" draw:style="radial" draw:cx="50%" draw:cy="50%" draw:start-color="#50b9c1" draw:end-color="#50b9c1" draw:start-intensity="8%" draw:end-intensity="8%"/>
    <draw:gradient draw:name="a386" draw:style="radial" draw:cx="50%" draw:cy="50%" draw:start-color="#50b9c1" draw:end-color="#50b9c1" draw:start-intensity="7%" draw:end-intensity="14%"/>
    <draw:gradient draw:name="a637" draw:style="radial" draw:cx="50%" draw:cy="50%" draw:start-color="#50b9c1" draw:end-color="#50b9c1" draw:start-intensity="6%" draw:end-intensity="7%"/>
    <draw:gradient draw:name="a795" draw:style="radial" draw:cx="50%" draw:cy="50%" draw:start-color="#50b9c1" draw:end-color="#50b9c1" draw:start-intensity="5%" draw:end-intensity="9%"/>
    <draw:gradient draw:name="a1008" draw:style="radial" draw:cx="50%" draw:cy="50%" draw:start-color="#50b9c1" draw:end-color="#50b9c1" draw:start-intensity="5%" draw:end-intensity="9%"/>
    <draw:gradient draw:name="a388" draw:style="radial" draw:cx="50%" draw:cy="50%" draw:start-color="#50b9c1" draw:end-color="#50b9c1" draw:start-intensity="5%" draw:end-intensity="9%"/>
    <draw:gradient draw:name="a639" draw:style="radial" draw:cx="50%" draw:cy="50%" draw:start-color="#50b9c1" draw:end-color="#50b9c1" draw:start-intensity="7%" draw:end-intensity="14%"/>
    <draw:gradient draw:name="a797" draw:style="radial" draw:cx="50%" draw:cy="50%" draw:start-color="#50b9c1" draw:end-color="#50b9c1" draw:start-intensity="10%" draw:end-intensity="11%"/>
    <draw:gradient draw:name="a799" draw:style="radial" draw:cx="50%" draw:cy="50%" draw:start-color="#50b9c1" draw:end-color="#50b9c1" draw:start-intensity="8%" draw:end-intensity="8%"/>
    <draw:gradient draw:name="a541" draw:style="radial" draw:cx="50%" draw:cy="50%" draw:start-color="#50b9c1" draw:end-color="#50b9c1" draw:start-intensity="8%" draw:end-intensity="8%"/>
    <draw:gradient draw:name="a951" draw:style="radial" draw:cx="50%" draw:cy="50%" draw:start-color="#50b9c1" draw:end-color="#50b9c1" draw:start-intensity="8%" draw:end-intensity="8%"/>
    <draw:gradient draw:name="a63" draw:style="radial" draw:cx="50%" draw:cy="50%" draw:start-color="#50b9c1" draw:end-color="#50b9c1" draw:start-intensity="6%" draw:end-intensity="7%"/>
    <draw:gradient draw:name="a65" draw:style="radial" draw:cx="50%" draw:cy="50%" draw:start-color="#50b9c1" draw:end-color="#50b9c1" draw:start-intensity="7%" draw:end-intensity="14%"/>
    <draw:gradient draw:name="a298" draw:style="radial" draw:cx="50%" draw:cy="50%" draw:start-color="#50b9c1" draw:end-color="#50b9c1" draw:start-intensity="6%" draw:end-intensity="7%"/>
    <draw:gradient draw:name="a2" draw:style="radial" draw:cx="50%" draw:cy="50%" draw:start-color="#50b9c1" draw:end-color="#50b9c1" draw:start-intensity="6%" draw:end-intensity="7%"/>
    <draw:gradient draw:name="a67" draw:style="radial" draw:cx="50%" draw:cy="50%" draw:start-color="#50b9c1" draw:end-color="#50b9c1" draw:start-intensity="5%" draw:end-intensity="9%"/>
    <draw:gradient draw:name="a4" draw:style="radial" draw:cx="50%" draw:cy="50%" draw:start-color="#50b9c1" draw:end-color="#50b9c1" draw:start-intensity="7%" draw:end-intensity="14%"/>
    <draw:gradient draw:name="a69" draw:style="radial" draw:cx="50%" draw:cy="50%" draw:start-color="#50b9c1" draw:end-color="#50b9c1" draw:start-intensity="10%" draw:end-intensity="11%"/>
    <draw:gradient draw:name="a6" draw:style="radial" draw:cx="50%" draw:cy="50%" draw:start-color="#50b9c1" draw:end-color="#50b9c1" draw:start-intensity="5%" draw:end-intensity="9%"/>
    <draw:gradient draw:name="a8" draw:style="radial" draw:cx="50%" draw:cy="50%" draw:start-color="#50b9c1" draw:end-color="#50b9c1" draw:start-intensity="10%" draw:end-intensity="11%"/>
    <draw:gradient draw:name="a861" draw:style="radial" draw:cx="50%" draw:cy="50%" draw:start-color="#50b9c1" draw:end-color="#50b9c1" draw:start-intensity="6%" draw:end-intensity="7%"/>
    <draw:gradient draw:name="a863" draw:style="radial" draw:cx="50%" draw:cy="50%" draw:start-color="#50b9c1" draw:end-color="#50b9c1" draw:start-intensity="7%" draw:end-intensity="14%"/>
    <draw:gradient draw:name="a1010" draw:style="radial" draw:cx="50%" draw:cy="50%" draw:start-color="#50b9c1" draw:end-color="#50b9c1" draw:start-intensity="10%" draw:end-intensity="11%"/>
    <draw:gradient draw:name="a641" draw:style="radial" draw:cx="50%" draw:cy="50%" draw:start-color="#50b9c1" draw:end-color="#50b9c1" draw:start-intensity="5%" draw:end-intensity="9%"/>
    <draw:gradient draw:name="a390" draw:style="radial" draw:cx="50%" draw:cy="50%" draw:start-color="#50b9c1" draw:end-color="#50b9c1" draw:start-intensity="10%" draw:end-intensity="11%"/>
    <draw:gradient draw:name="a865" draw:style="radial" draw:cx="50%" draw:cy="50%" draw:start-color="#50b9c1" draw:end-color="#50b9c1" draw:start-intensity="5%" draw:end-intensity="9%"/>
    <draw:gradient draw:name="a1012" draw:style="radial" draw:cx="50%" draw:cy="50%" draw:start-color="#50b9c1" draw:end-color="#50b9c1" draw:start-intensity="8%" draw:end-intensity="8%"/>
    <draw:gradient draw:name="a643" draw:style="radial" draw:cx="50%" draw:cy="50%" draw:start-color="#50b9c1" draw:end-color="#50b9c1" draw:start-intensity="10%" draw:end-intensity="11%"/>
    <draw:gradient draw:name="a392" draw:style="radial" draw:cx="50%" draw:cy="50%" draw:start-color="#50b9c1" draw:end-color="#50b9c1" draw:start-intensity="8%" draw:end-intensity="8%"/>
    <draw:gradient draw:name="a867" draw:style="radial" draw:cx="50%" draw:cy="50%" draw:start-color="#50b9c1" draw:end-color="#50b9c1" draw:start-intensity="10%" draw:end-intensity="11%"/>
    <draw:gradient draw:name="a645" draw:style="radial" draw:cx="50%" draw:cy="50%" draw:start-color="#50b9c1" draw:end-color="#50b9c1" draw:start-intensity="8%" draw:end-intensity="8%"/>
    <draw:gradient draw:name="a172" draw:style="radial" draw:cx="50%" draw:cy="50%" draw:start-color="#50b9c1" draw:end-color="#50b9c1" draw:start-intensity="6%" draw:end-intensity="7%"/>
    <draw:gradient draw:name="a869" draw:style="radial" draw:cx="50%" draw:cy="50%" draw:start-color="#50b9c1" draw:end-color="#50b9c1" draw:start-intensity="8%" draw:end-intensity="8%"/>
    <draw:gradient draw:name="a174" draw:style="radial" draw:cx="50%" draw:cy="50%" draw:start-color="#50b9c1" draw:end-color="#50b9c1" draw:start-intensity="7%" draw:end-intensity="14%"/>
    <draw:gradient draw:name="a176" draw:style="radial" draw:cx="50%" draw:cy="50%" draw:start-color="#50b9c1" draw:end-color="#50b9c1" draw:start-intensity="5%" draw:end-intensity="9%"/>
    <draw:gradient draw:name="a428" draw:style="radial" draw:cx="50%" draw:cy="50%" draw:start-color="#50b9c1" draw:end-color="#50b9c1" draw:start-intensity="6%" draw:end-intensity="7%"/>
    <draw:gradient draw:name="a585" draw:style="radial" draw:cx="50%" draw:cy="50%" draw:start-color="#50b9c1" draw:end-color="#50b9c1" draw:start-intensity="6%" draw:end-intensity="7%"/>
    <draw:gradient draw:name="a178" draw:style="radial" draw:cx="50%" draw:cy="50%" draw:start-color="#50b9c1" draw:end-color="#50b9c1" draw:start-intensity="10%" draw:end-intensity="11%"/>
    <draw:gradient draw:name="a587" draw:style="radial" draw:cx="50%" draw:cy="50%" draw:start-color="#50b9c1" draw:end-color="#50b9c1" draw:start-intensity="7%" draw:end-intensity="14%"/>
    <draw:gradient draw:name="a589" draw:style="radial" draw:cx="50%" draw:cy="50%" draw:start-color="#50b9c1" draw:end-color="#50b9c1" draw:start-intensity="5%" draw:end-intensity="9%"/>
    <draw:gradient draw:name="a71" draw:style="radial" draw:cx="50%" draw:cy="50%" draw:start-color="#50b9c1" draw:end-color="#50b9c1" draw:start-intensity="8%" draw:end-intensity="8%"/>
    <draw:gradient draw:name="a111" draw:style="radial" draw:cx="50%" draw:cy="50%" draw:start-color="#50b9c1" draw:end-color="#50b9c1" draw:start-intensity="6%" draw:end-intensity="7%"/>
    <draw:gradient draw:name="a743" draw:style="radial" draw:cx="50%" draw:cy="50%" draw:start-color="#50b9c1" draw:end-color="#50b9c1" draw:start-intensity="6%" draw:end-intensity="7%"/>
    <draw:gradient draw:name="a113" draw:style="radial" draw:cx="50%" draw:cy="50%" draw:start-color="#50b9c1" draw:end-color="#50b9c1" draw:start-intensity="7%" draw:end-intensity="14%"/>
    <draw:gradient draw:name="a745" draw:style="radial" draw:cx="50%" draw:cy="50%" draw:start-color="#50b9c1" draw:end-color="#50b9c1" draw:start-intensity="7%" draw:end-intensity="14%"/>
    <draw:gradient draw:name="a115" draw:style="radial" draw:cx="50%" draw:cy="50%" draw:start-color="#50b9c1" draw:end-color="#50b9c1" draw:start-intensity="5%" draw:end-intensity="9%"/>
    <draw:gradient draw:name="a300" draw:style="radial" draw:cx="50%" draw:cy="50%" draw:start-color="#50b9c1" draw:end-color="#50b9c1" draw:start-intensity="7%" draw:end-intensity="14%"/>
    <draw:gradient draw:name="a747" draw:style="radial" draw:cx="50%" draw:cy="50%" draw:start-color="#50b9c1" draw:end-color="#50b9c1" draw:start-intensity="5%" draw:end-intensity="9%"/>
    <draw:gradient draw:name="a117" draw:style="radial" draw:cx="50%" draw:cy="50%" draw:start-color="#50b9c1" draw:end-color="#50b9c1" draw:start-intensity="10%" draw:end-intensity="11%"/>
    <draw:gradient draw:name="a302" draw:style="radial" draw:cx="50%" draw:cy="50%" draw:start-color="#50b9c1" draw:end-color="#50b9c1" draw:start-intensity="5%" draw:end-intensity="9%"/>
    <draw:gradient draw:name="a749" draw:style="radial" draw:cx="50%" draw:cy="50%" draw:start-color="#50b9c1" draw:end-color="#50b9c1" draw:start-intensity="10%" draw:end-intensity="11%"/>
    <draw:gradient draw:name="a119" draw:style="radial" draw:cx="50%" draw:cy="50%" draw:start-color="#50b9c1" draw:end-color="#50b9c1" draw:start-intensity="8%" draw:end-intensity="8%"/>
    <draw:gradient draw:name="a304" draw:style="radial" draw:cx="50%" draw:cy="50%" draw:start-color="#50b9c1" draw:end-color="#50b9c1" draw:start-intensity="10%" draw:end-intensity="11%"/>
    <draw:gradient draw:name="a685" draw:style="radial" draw:cx="50%" draw:cy="50%" draw:start-color="#50b9c1" draw:end-color="#50b9c1" draw:start-intensity="6%" draw:end-intensity="7%"/>
    <draw:gradient draw:name="a306" draw:style="radial" draw:cx="50%" draw:cy="50%" draw:start-color="#50b9c1" draw:end-color="#50b9c1" draw:start-intensity="8%" draw:end-intensity="8%"/>
    <draw:gradient draw:name="a687" draw:style="radial" draw:cx="50%" draw:cy="50%" draw:start-color="#50b9c1" draw:end-color="#50b9c1" draw:start-intensity="7%" draw:end-intensity="14%"/>
    <draw:gradient draw:name="a10" draw:style="radial" draw:cx="50%" draw:cy="50%" draw:start-color="#50b9c1" draw:end-color="#50b9c1" draw:start-intensity="8%" draw:end-intensity="8%"/>
    <draw:gradient draw:name="a689" draw:style="radial" draw:cx="50%" draw:cy="50%" draw:start-color="#50b9c1" draw:end-color="#50b9c1" draw:start-intensity="5%" draw:end-intensity="9%"/>
    <draw:gradient draw:name="a468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7%" draw:end-intensity="14%"/>
    <draw:gradient draw:name="a180" draw:style="radial" draw:cx="50%" draw:cy="50%" draw:start-color="#50b9c1" draw:end-color="#50b9c1" draw:start-intensity="8%" draw:end-intensity="8%"/>
    <draw:gradient draw:name="a432" draw:style="radial" draw:cx="50%" draw:cy="50%" draw:start-color="#50b9c1" draw:end-color="#50b9c1" draw:start-intensity="5%" draw:end-intensity="9%"/>
    <draw:gradient draw:name="a434" draw:style="radial" draw:cx="50%" draw:cy="50%" draw:start-color="#50b9c1" draw:end-color="#50b9c1" draw:start-intensity="10%" draw:end-intensity="11%"/>
    <draw:gradient draw:name="a591" draw:style="radial" draw:cx="50%" draw:cy="50%" draw:start-color="#50b9c1" draw:end-color="#50b9c1" draw:start-intensity="10%" draw:end-intensity="11%"/>
    <draw:gradient draw:name="a436" draw:style="radial" draw:cx="50%" draw:cy="50%" draw:start-color="#50b9c1" draw:end-color="#50b9c1" draw:start-intensity="8%" draw:end-intensity="8%"/>
    <draw:gradient draw:name="a593" draw:style="radial" draw:cx="50%" draw:cy="50%" draw:start-color="#50b9c1" draw:end-color="#50b9c1" draw:start-intensity="8%" draw:end-intensity="8%"/>
    <draw:gradient draw:name="a751" draw:style="radial" draw:cx="50%" draw:cy="50%" draw:start-color="#50b9c1" draw:end-color="#50b9c1" draw:start-intensity="8%" draw:end-intensity="8%"/>
    <draw:fill-image draw:name="a1002" xlink:href="media/image1.png" xlink:show="embed" xlink:actuate="onLoad"/>
    <draw:fill-image draw:name="a426" xlink:href="media/image1.png" xlink:show="embed" xlink:actuate="onLoad"/>
    <draw:fill-image draw:name="a531" xlink:href="media/image1.png" xlink:show="embed" xlink:actuate="onLoad"/>
    <draw:fill-image draw:name="a859" xlink:href="media/image1.png" xlink:show="embed" xlink:actuate="onLoad"/>
    <draw:fill-image draw:name="a382" xlink:href="media/image1.png" xlink:show="embed" xlink:actuate="onLoad"/>
    <draw:fill-image draw:name="a109" xlink:href="media/image1.png" xlink:show="embed" xlink:actuate="onLoad"/>
    <draw:fill-image draw:name="a0" xlink:href="media/image1.png" xlink:show="embed" xlink:actuate="onLoad"/>
    <draw:fill-image draw:name="a583" xlink:href="media/image1.png" xlink:show="embed" xlink:actuate="onLoad"/>
    <draw:fill-image draw:name="a296" xlink:href="media/image1.png" xlink:show="embed" xlink:actuate="onLoad"/>
    <draw:fill-image draw:name="a218" xlink:href="media/image1.png" xlink:show="embed" xlink:actuate="onLoad"/>
    <draw:fill-image draw:name="a170" xlink:href="media/image1.png" xlink:show="embed" xlink:actuate="onLoad"/>
    <draw:fill-image draw:name="a1076" xlink:href="media/image1.png" xlink:show="embed" xlink:actuate="onLoad"/>
    <draw:fill-image draw:name="a789" xlink:href="media/image1.png" xlink:show="embed" xlink:actuate="onLoad"/>
    <draw:fill-image draw:name="a466" xlink:href="media/image1.png" xlink:show="embed" xlink:actuate="onLoad"/>
    <draw:fill-image draw:name="a61" xlink:href="media/image1.png" xlink:show="embed" xlink:actuate="onLoad"/>
    <draw:fill-image draw:name="a635" xlink:href="media/image1.png" xlink:show="embed" xlink:actuate="onLoad"/>
    <draw:fill-image draw:name="a683" xlink:href="media/image1.png" xlink:show="embed" xlink:actuate="onLoad"/>
    <draw:fill-image draw:name="a741" xlink:href="media/image1.png" xlink:show="embed" xlink:actuate="onLoad"/>
    <draw:fill-image draw:name="a1170" xlink:href="media/image1.png" xlink:show="embed" xlink:actuate="onLoad"/>
    <draw:fill-image draw:name="a941" xlink:href="media/image1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227">
      <style:graphic-properties draw:fill="gradient" draw:fill-gradient-name="a226" draw:stroke="none"/>
    </style:style>
    <style:style style:family="graphic" style:name="a303">
      <style:graphic-properties draw:fill="gradient" draw:fill-gradient-name="a302" draw:stroke="none"/>
    </style:style>
    <style:style style:family="graphic" style:name="a229">
      <style:graphic-properties draw:fill="gradient" draw:fill-gradient-name="a22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graphic" style:name="a23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drawing-page" style:name="a171">
      <style:drawing-page-properties draw:fill="bitmap" draw:fill-image-name="a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>
      <style:graphic-properties draw:fill="gradient" draw:fill-gradient-name="a172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">
      <style:graphic-properties draw:fill="gradient" draw:fill-gradient-name="a174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gradient" draw:fill-gradient-name="a176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gradient" draw:fill-gradient-name="a178" draw:stroke="none"/>
    </style:style>
    <style:style style:family="paragraph" style:name="a331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graphic" style:name="a1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gradient" draw:fill-gradient-name="a428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">
      <style:graphic-properties draw:fill="none" draw:stroke="none"/>
    </style:style>
    <style:style style:family="graphic" style:name="a431">
      <style:graphic-properties draw:fill="gradient" draw:fill-gradient-name="a430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gradient" draw:fill-gradient-name="a432" draw:stroke="non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gradient" draw:fill-gradient-name="a434" draw:stroke="non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gradient" draw:fill-gradient-name="a436" draw:stroke="none"/>
    </style:style>
    <style:style style:family="presentation" style:name="a514">
      <style:graphic-properties draw:fill="none" draw:stroke="none"/>
    </style:style>
    <style:style style:family="graphic" style:name="a43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gradient" draw:fill-gradient-name="a2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gradient" draw:fill-gradient-name="a6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draw:fill="gradient" draw:fill-gradient-name="a8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non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gradient" draw:fill-gradient-name="a298" draw:stroke="non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bitmap" draw:fill-image-name="a5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draw:fill="gradient" draw:fill-gradient-name="a533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draw:fill="gradient" draw:fill-gradient-name="a535" draw:stroke="non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gradient" draw:fill-gradient-name="a537" draw:stroke="non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gradient" draw:fill-gradient-name="a384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gradient" draw:fill-gradient-name="a386" draw:stroke="non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gradient" draw:fill-gradient-name="a539" draw:stroke="non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89">
      <style:graphic-properties draw:fill="gradient" draw:fill-gradient-name="a388" draw:stroke="none"/>
    </style:style>
    <style:style style:family="graphic" style:name="a542">
      <style:graphic-properties draw:fill="gradient" draw:fill-gradient-name="a541" draw:stroke="non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11in" style:font-size-asian="0.55111in" style:font-size-complex="0.55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gradient" draw:fill-gradient-name="a468" draw:stroke="non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gradient" draw:fill-gradient-name="a390" draw:stroke="none"/>
    </style:style>
    <style:style style:family="graphic" style:name="a393">
      <style:graphic-properties draw:fill="gradient" draw:fill-gradient-name="a392" draw:stroke="none"/>
    </style:style>
    <style:style style:family="graphic" style:name="a39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gradient" draw:fill-gradient-name="a472" draw:stroke="none"/>
    </style:style>
    <style:style style:family="paragraph" style:name="a39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gradient" draw:fill-gradient-name="a474" draw:stroke="non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draw:fill="gradient" draw:fill-gradient-name="a10" draw:stroke="none"/>
    </style:style>
    <style:style style:family="graphic" style:name="a477">
      <style:graphic-properties draw:fill="gradient" draw:fill-gradient-name="a476" draw:stroke="none"/>
    </style:style>
    <style:style style:family="graphic" style:name="a1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gradient" draw:fill-gradient-name="a637" draw:stroke="non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draw:fill="gradient" draw:fill-gradient-name="a639" draw:stroke="non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graphic" style:name="a642">
      <style:graphic-properties draw:fill="gradient" draw:fill-gradient-name="a641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>
      <style:graphic-properties draw:fill="gradient" draw:fill-gradient-name="a643" draw:stroke="none"/>
    </style:style>
    <style:style style:family="paragraph" style:name="a27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24">
      <style:graphic-properties draw:fill="none" draw:stroke="none"/>
    </style:style>
    <style:style style:family="text" style:name="a6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gradient" draw:fill-gradient-name="a799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bitmap" draw:fill-image-name="a5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gradient" draw:fill-gradient-name="a585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gradient" draw:fill-gradient-name="a587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bitmap" draw:fill-image-name="a7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6">
      <style:graphic-properties draw:fill="none" draw:stroke="non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gradient" draw:fill-gradient-name="a743" draw:stroke="non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draw:fill="gradient" draw:fill-gradient-name="a745" draw:stroke="none"/>
    </style:style>
    <style:style style:family="text" style:name="a82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gradient" draw:fill-gradient-name="a747" draw:stroke="none"/>
    </style:style>
    <style:style style:family="paragraph" style:name="a9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bitmap" draw:fill-image-name="a10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5">
      <style:graphic-properties draw:fill="gradient" draw:fill-gradient-name="a1004" draw:stroke="none"/>
    </style:style>
    <style:style style:family="graphic" style:name="a1007">
      <style:graphic-properties draw:fill="gradient" draw:fill-gradient-name="a1006" draw:stroke="none"/>
    </style:style>
    <style:style style:family="graphic" style:name="a1009">
      <style:graphic-properties draw:fill="gradient" draw:fill-gradient-name="a1008" draw:stroke="none"/>
    </style:style>
    <style:style style:family="graphic" style:name="a590">
      <style:graphic-properties draw:fill="gradient" draw:fill-gradient-name="a589" draw:stroke="non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 draw:fill="gradient" draw:fill-gradient-name="a591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draw:fill="gradient" draw:fill-gradient-name="a593" draw:stroke="non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gradient" draw:fill-gradient-name="a749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>
      <style:graphic-properties draw:fill="gradient" draw:fill-gradient-name="a751" draw:stroke="non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draw:fill="none" draw:stroke="solid" svg:stroke-width="0.01389in" svg:stroke-color="#8ad0d6" svg:stroke-opacity="40%" svg:stroke-linecap="round"/>
    </style:style>
    <style:style style:family="text" style:name="a7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389in" svg:stroke-color="#8ad0d6" svg:stroke-opacity="40%" svg:stroke-linecap="round"/>
    </style:style>
    <style:style style:family="text" style:name="a7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1389in" svg:stroke-color="#8ad0d6" svg:stroke-opacity="40%" svg:stroke-linecap="round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389in" svg:stroke-color="#8ad0d6" svg:stroke-opacity="40%" svg:stroke-linecap="round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draw:fill="gradient" draw:fill-gradient-name="a1010" draw:stroke="non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bitmap" draw:fill-image-name="a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gradient" draw:fill-gradient-name="a63" draw:stroke="non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6">
      <style:graphic-properties draw:fill="gradient" draw:fill-gradient-name="a65" draw:stroke="none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graphic" style:name="a686">
      <style:graphic-properties draw:fill="gradient" draw:fill-gradient-name="a685" draw:stroke="non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draw:fill="none" draw:stroke="non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draw:fill="none" draw:stroke="non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90">
      <style:graphic-properties draw:fill="gradient" draw:fill-gradient-name="a689" draw:stroke="none"/>
    </style:style>
    <style:style style:family="text" style:name="a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10236in" style:font-size-asian="1.10236in" style:font-size-complex="1.1023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gradient" draw:fill-gradient-name="a691" draw:stroke="none"/>
    </style:style>
    <style:style style:family="paragraph" style:name="a7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text" style:name="a7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7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none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gradient" draw:fill-gradient-name="a861" draw:stroke="non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4">
      <style:graphic-properties draw:fill="gradient" draw:fill-gradient-name="a863" draw:stroke="non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bitmap" draw:fill-image-name="a9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>
      <style:graphic-properties draw:fill="gradient" draw:fill-gradient-name="a865" draw:stroke="none"/>
    </style:style>
    <style:style style:family="graphic" style:name="a944">
      <style:graphic-properties draw:fill="gradient" draw:fill-gradient-name="a943" draw:stroke="none"/>
    </style:style>
    <style:style style:family="graphic" style:name="a868">
      <style:graphic-properties draw:fill="gradient" draw:fill-gradient-name="a867" draw:stroke="none"/>
    </style:style>
    <style:style style:family="graphic" style:name="a946">
      <style:graphic-properties draw:fill="gradient" draw:fill-gradient-name="a945" draw:stroke="non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draw:fill="gradient" draw:fill-gradient-name="a947" draw:stroke="non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draw:fill="gradient" draw:fill-gradient-name="a791" draw:stroke="none"/>
    </style:style>
    <style:style style:family="graphic" style:name="a794">
      <style:graphic-properties draw:fill="gradient" draw:fill-gradient-name="a793" draw:stroke="none"/>
    </style:style>
    <style:style style:family="graphic" style:name="a870">
      <style:graphic-properties draw:fill="gradient" draw:fill-gradient-name="a869" draw:stroke="none"/>
    </style:style>
    <style:style style:family="graphic" style:name="a87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796">
      <style:graphic-properties draw:fill="gradient" draw:fill-gradient-name="a795" draw:stroke="non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gradient" draw:fill-gradient-name="a949" draw:stroke="none"/>
    </style:style>
    <style:style style:family="paragraph" style:name="a87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gradient" draw:fill-gradient-name="a797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draw:fill="gradient" draw:fill-gradient-name="a951" draw:stroke="none"/>
    </style:style>
    <style:style style:family="text" style:name="a8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87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>
      <style:graphic-properties draw:fill="gradient" draw:fill-gradient-name="a111" draw:stroke="none"/>
    </style:style>
    <style:style style:family="graphic" style:name="a114">
      <style:graphic-properties draw:fill="gradient" draw:fill-gradient-name="a113" draw:stroke="none"/>
    </style:style>
    <style:style style:family="graphic" style:name="a116">
      <style:graphic-properties draw:fill="gradient" draw:fill-gradient-name="a115" draw:stroke="none"/>
    </style:style>
    <style:style style:family="graphic" style:name="a118">
      <style:graphic-properties draw:fill="gradient" draw:fill-gradient-name="a117" draw:stroke="none"/>
    </style:style>
    <style:style style:family="graphic" style:name="a120">
      <style:graphic-properties draw:fill="gradient" draw:fill-gradient-name="a119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gradient" draw:fill-gradient-name="a222" draw:stroke="non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draw:fill="gradient" draw:fill-gradient-name="a224" draw:stroke="non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text:list-style style:name="a13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34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3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34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32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7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3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7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5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2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3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2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49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49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9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1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</draw:layer-set>
    <style:master-page style:name="Master1-Ione" style:page-layout-name="pageLayout1" draw:style-name="a1">
      <draw:custom-shape svg:x="7.5948in" svg:y="2.02091in" svg:width="3.39916in" svg:height="3.3988in" draw:id="id0" draw:style-name="a3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" draw:style-name="a5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" draw:style-name="a7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" draw:style-name="a9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4" draw:style-name="a11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5" draw:style-name="a12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58438in" svg:y="0.54575in" svg:width="8.5062in" svg:height="1.68835in" presentation:class="title" presentation:placeholder="false">
        <draw:text-box>
          <text:p text:style-name="a15" text:class-names="" text:cond-style-name=""><text:span text:style-name="a13" text:class-names="">Fare clic per modificare lo stile del titolo</text:span><text:span text:style-name="a14" text:class-names=""/></text:p>
        </draw:text-box>
        <svg:title/>
        <svg:desc/>
      </draw:frame>
      <draw:frame draw:id="id7" presentation:style-name="a33" draw:name="Text Placeholder 2" svg:x="0.9979in" svg:y="2.47481in" svg:width="8.09179in" svg:height="5.05768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Modifica gli stili del testo dello schema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o livello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livello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9" presentation:style-name="a3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10" presentation:style-name="a43" draw:name="Slide Number Placeholder 5" svg:x="9.36346in" svg:y="0.35651in" svg:width="0.75812in" svg:height="0.92545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/></text:span><text:span text:style-name="a41" text:class-names=""/></text:p>
        </draw:text-box>
        <svg:title/>
        <svg:desc/>
      </draw:frame>
      <presentation:notes style:page-layout-name="pageLayout2" draw:style-name="a60">
        <draw:page-thumbnail svg:x="1.21063in" svg:y="0.88858in" svg:width="5.84567in" svg:height="4.38425in" presentation:class="page" draw:id="id11" presentation:style-name="a44" draw:name="Segnaposto immagine diapositiva 1">
          <svg:title/>
          <svg:desc/>
        </draw:page-thumbnail>
        <draw:frame draw:id="id12" presentation:style-name="a47" draw:name="Segnaposto note 2" svg:x="0.82677in" svg:y="5.55394in" svg:width="6.61378in" svg:height="5.26142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3" presentation:style-name="a50" draw:name="Segnaposto intestazione 3" svg:x="0in" svg:y="0in" svg:width="3.5878in" svg:height="0.58425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4" presentation:style-name="a53" draw:name="Segnaposto data 4" svg:x="4.67953in" svg:y="0in" svg:width="3.5878in" svg:height="0.58425in" presentation:class="date-time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5" presentation:style-name="a56" draw:name="Segnaposto piè di pagina 5" svg:x="0in" svg:y="11.10827in" svg:width="3.5878in" svg:height="0.5842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6" presentation:style-name="a59" draw:name="Segnaposto numero diapositiva 6" svg:x="4.67953in" svg:y="11.10827in" svg:width="3.5878in" svg:height="0.5842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2">
      <draw:custom-shape svg:x="7.5948in" svg:y="2.02091in" svg:width="3.39916in" svg:height="3.3988in" draw:id="id17" draw:layer="Master1-bg" draw:style-name="a6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" draw:layer="Master1-bg" draw:style-name="a6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9" draw:layer="Master1-bg" draw:style-name="a6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" draw:layer="Master1-bg" draw:style-name="a7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" draw:layer="Master1-bg" draw:style-name="a7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" draw:layer="Master1-bg" draw:style-name="a7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77" draw:name="Title 1" svg:x="1.04461in" svg:y="1.74533in" svg:width="7.98246in" svg:height="4.01383in" presentation:class="title" presentation:placeholder="false">
        <draw:text-box>
          <text:p text:style-name="a76" text:class-names="" text:cond-style-name=""><text:span text:style-name="a74" text:class-names="">Fare clic per modificare lo stile del titolo</text:span><text:span text:style-name="a75" text:class-names=""/></text:p>
        </draw:text-box>
        <svg:title/>
        <svg:desc/>
      </draw:frame>
      <draw:frame draw:id="id24" presentation:style-name="a81" draw:name="Subtitle 2" svg:x="1.04461in" svg:y="5.75916in" svg:width="7.98246in" svg:height="1.03845in" presentation:class="subtitle" presentation:placeholder="false">
        <draw:text-box>
          <text:p text:style-name="a80" text:class-names="" text:cond-style-name=""><text:span text:style-name="a78" text:class-names="">Fare clic per modificare lo stile del sottotitolo dello schema</text:span><text:span text:style-name="a79" text:class-names=""/></text:p>
        </draw:text-box>
        <svg:title/>
        <svg:desc/>
      </draw:frame>
      <draw:frame draw:id="id25" presentation:style-name="a8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6" presentation:style-name="a8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7" presentation:style-name="a91" draw:name="Slide Number Placeholder 5" svg:x="9.36346in" svg:y="0.35651in" svg:width="0.75812in" svg:height="0.92545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  <presentation:notes style:page-layout-name="pageLayout2" draw:style-name="a108">
        <draw:page-thumbnail svg:x="1.21063in" svg:y="0.88858in" svg:width="5.84567in" svg:height="4.38425in" presentation:class="page" draw:id="id11" presentation:style-name="a92" draw:name="Segnaposto immagine diapositiva 1">
          <svg:title/>
          <svg:desc/>
        </draw:page-thumbnail>
        <draw:frame draw:id="id12" presentation:style-name="a95" draw:name="Segnaposto note 2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Segnaposto intestazione 3" svg:x="0in" svg:y="0in" svg:width="3.5878in" svg:height="0.58425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Segnaposto data 4" svg:x="4.67953in" svg:y="0in" svg:width="3.5878in" svg:height="0.58425in" presentation:class="date-time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5" presentation:style-name="a104" draw:name="Segnaposto piè di pagina 5" svg:x="0in" svg:y="11.10827in" svg:width="3.5878in" svg:height="0.5842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6" presentation:style-name="a107" draw:name="Segnaposto numero diapositiva 6" svg:x="4.67953in" svg:y="11.10827in" svg:width="3.5878in" svg:height="0.5842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0">
      <draw:custom-shape svg:x="7.5948in" svg:y="2.02091in" svg:width="3.39916in" svg:height="3.3988in" draw:id="id28" draw:layer="Master1-bg" draw:style-name="a11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9" draw:layer="Master1-bg" draw:style-name="a11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30" draw:layer="Master1-bg" draw:style-name="a11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1" draw:layer="Master1-bg" draw:style-name="a11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32" draw:layer="Master1-bg" draw:style-name="a12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33" draw:layer="Master1-bg" draw:style-name="a12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25" draw:name="Title 1" svg:x="0.58438in" svg:y="0.54575in" svg:width="8.5062in" svg:height="1.68835in" presentation:class="title" presentation:placeholder="false">
        <draw:text-box>
          <text:p text:style-name="a124" text:class-names="" text:cond-style-name=""><text:span text:style-name="a122" text:class-names="">Fare clic per modificare lo stile del titolo</text:span><text:span text:style-name="a123" text:class-names=""/></text:p>
        </draw:text-box>
        <svg:title/>
        <svg:desc/>
      </draw:frame>
      <draw:frame draw:id="id35" presentation:style-name="a142" draw:name="Content Placeholder 2" svg:x="0.9979in" svg:y="2.47481in" svg:width="8.09179in" svg:height="5.057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ca gli stili del testo dello schema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o livello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livello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45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7" presentation:style-name="a148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8" presentation:style-name="a152" draw:name="Slide Number Placeholder 5" svg:x="9.36346in" svg:y="0.35651in" svg:width="0.75812in" svg:height="0.925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1.21063in" svg:y="0.88858in" svg:width="5.84567in" svg:height="4.38425in" presentation:class="page" draw:id="id11" presentation:style-name="a153" draw:name="Segnaposto immagine diapositiva 1">
          <svg:title/>
          <svg:desc/>
        </draw:page-thumbnail>
        <draw:frame draw:id="id12" presentation:style-name="a156" draw:name="Segnaposto note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3" presentation:style-name="a159" draw:name="Segnaposto intestazione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4" presentation:style-name="a162" draw:name="Segnaposto data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5" presentation:style-name="a165" draw:name="Segnaposto piè di pagina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6" presentation:style-name="a168" draw:name="Segnaposto numero diapositiva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71">
      <draw:custom-shape svg:x="7.5948in" svg:y="2.02091in" svg:width="3.39916in" svg:height="3.3988in" draw:id="id39" draw:layer="Master1-bg" draw:style-name="a173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40" draw:layer="Master1-bg" draw:style-name="a175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41" draw:layer="Master1-bg" draw:style-name="a177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42" draw:layer="Master1-bg" draw:style-name="a179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43" draw:layer="Master1-bg" draw:style-name="a181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44" draw:layer="Master1-bg" draw:style-name="a182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86" draw:name="Title 1" svg:x="1.04461in" svg:y="3.44984in" svg:width="7.98245in" svg:height="2.30932in" presentation:class="title" presentation:placeholder="false">
        <draw:text-box>
          <text:p text:style-name="a185" text:class-names="" text:cond-style-name=""><text:span text:style-name="a183" text:class-names="">Fare clic per modificare lo stile del titolo</text:span><text:span text:style-name="a184" text:class-names=""/></text:p>
        </draw:text-box>
        <svg:title/>
        <svg:desc/>
      </draw:frame>
      <draw:frame draw:id="id46" presentation:style-name="a190" draw:name="Text Placeholder 2" svg:x="1.04461in" svg:y="5.75916in" svg:width="7.98246in" svg:height="1.0372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47" presentation:style-name="a193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8" presentation:style-name="a196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9" presentation:style-name="a200" draw:name="Slide Number Placeholder 5" svg:x="9.36346in" svg:y="0.35651in" svg:width="0.75812in" svg:height="0.9254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11" presentation:style-name="a201" draw:name="Segnaposto immagine diapositiva 1">
          <svg:title/>
          <svg:desc/>
        </draw:page-thumbnail>
        <draw:frame draw:id="id12" presentation:style-name="a204" draw:name="Segnaposto note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Segnaposto intestazion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Segnaposto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5" presentation:style-name="a213" draw:name="Segnaposto piè di pagina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6" presentation:style-name="a216" draw:name="Segnaposto numero diapositiva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19">
      <draw:custom-shape svg:x="7.5948in" svg:y="2.02091in" svg:width="3.39916in" svg:height="3.3988in" draw:id="id50" draw:layer="Master1-bg" draw:style-name="a221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51" draw:layer="Master1-bg" draw:style-name="a223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52" draw:layer="Master1-bg" draw:style-name="a225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53" draw:layer="Master1-bg" draw:style-name="a227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54" draw:layer="Master1-bg" draw:style-name="a22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55" draw:layer="Master1-bg" draw:style-name="a230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34" draw:name="Title 1" svg:x="0.58438in" svg:y="0.54575in" svg:width="8.5062in" svg:height="1.68835in" presentation:class="title" presentation:placeholder="false">
        <draw:text-box>
          <text:p text:style-name="a233" text:class-names="" text:cond-style-name=""><text:span text:style-name="a231" text:class-names="">Fare clic per modificare lo stile del titolo</text:span><text:span text:style-name="a232" text:class-names=""/></text:p>
        </draw:text-box>
        <svg:title/>
        <svg:desc/>
      </draw:frame>
      <draw:frame draw:id="id57" presentation:style-name="a251" draw:name="Content Placeholder 2" svg:x="0.9979in" svg:y="2.48404in" svg:width="3.97631in" svg:height="5.05802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ca gli stili del testo dello schema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o livello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Quinto livello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68" draw:name="Content Placeholder 3" svg:x="5.11426in" svg:y="2.47863in" svg:width="3.97632in" svg:height="5.06342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ca gli stili del testo dello schema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o livello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Quinto livello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1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0" presentation:style-name="a274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1" presentation:style-name="a278" draw:name="Slide Number Placeholder 6" svg:x="9.36346in" svg:y="0.35651in" svg:width="0.75812in" svg:height="0.92545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</draw:text-box>
        <svg:title/>
        <svg:desc/>
      </draw:frame>
      <presentation:notes style:page-layout-name="pageLayout2" draw:style-name="a295">
        <draw:page-thumbnail svg:x="1.21063in" svg:y="0.88858in" svg:width="5.84567in" svg:height="4.38425in" presentation:class="page" draw:id="id11" presentation:style-name="a279" draw:name="Segnaposto immagine diapositiva 1">
          <svg:title/>
          <svg:desc/>
        </draw:page-thumbnail>
        <draw:frame draw:id="id12" presentation:style-name="a282" draw:name="Segnaposto note 2" svg:x="0.82677in" svg:y="5.55394in" svg:width="6.61378in" svg:height="5.26142in" presentation:class="notes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3" presentation:style-name="a285" draw:name="Segnaposto intestazione 3" svg:x="0in" svg:y="0in" svg:width="3.5878in" svg:height="0.58425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4" presentation:style-name="a288" draw:name="Segnaposto data 4" svg:x="4.67953in" svg:y="0in" svg:width="3.5878in" svg:height="0.58425in" presentation:class="date-time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5" presentation:style-name="a291" draw:name="Segnaposto piè di pagina 5" svg:x="0in" svg:y="11.10827in" svg:width="3.5878in" svg:height="0.5842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6" presentation:style-name="a294" draw:name="Segnaposto numero diapositiva 6" svg:x="4.67953in" svg:y="11.10827in" svg:width="3.5878in" svg:height="0.5842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97">
      <draw:custom-shape svg:x="7.5948in" svg:y="2.02091in" svg:width="3.39916in" svg:height="3.3988in" draw:id="id62" draw:layer="Master1-bg" draw:style-name="a29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63" draw:layer="Master1-bg" draw:style-name="a30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64" draw:layer="Master1-bg" draw:style-name="a30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65" draw:layer="Master1-bg" draw:style-name="a30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66" draw:layer="Master1-bg" draw:style-name="a30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67" draw:layer="Master1-bg" draw:style-name="a30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2" draw:name="Title 1" svg:x="0.58438in" svg:y="0.54575in" svg:width="8.5062in" svg:height="1.68835in" presentation:class="title" presentation:placeholder="false">
        <draw:text-box>
          <text:p text:style-name="a311" text:class-names="" text:cond-style-name=""><text:span text:style-name="a309" text:class-names="">Fare clic per modificare lo stile del titolo</text:span><text:span text:style-name="a310" text:class-names=""/></text:p>
        </draw:text-box>
        <svg:title/>
        <svg:desc/>
      </draw:frame>
      <draw:frame draw:id="id69" presentation:style-name="a316" draw:name="Text Placeholder 2" svg:x="0.9979in" svg:y="2.29649in" svg:width="3.97631in" svg:height="0.6946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Modifica gli stili del testo dello schema</text:span></text:p>
            </text:list-item>
          </text:list>
        </draw:text-box>
        <svg:title/>
        <svg:desc/>
      </draw:frame>
      <draw:frame draw:id="id70" presentation:style-name="a333" draw:name="Content Placeholder 3" svg:x="0.9979in" svg:y="3.03137in" svg:width="3.97631in" svg:height="4.51069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37" draw:name="Text Placeholder 4" svg:x="5.11427in" svg:y="2.29649in" svg:width="3.97631in" svg:height="0.6946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ca gli stili del testo dello schema</text:span></text:p>
            </text:list-item>
          </text:list>
        </draw:text-box>
        <svg:title/>
        <svg:desc/>
      </draw:frame>
      <draw:frame draw:id="id72" presentation:style-name="a354" draw:name="Content Placeholder 5" svg:x="5.11427in" svg:y="3.03137in" svg:width="3.97631in" svg:height="4.51069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Modifica gli stili del testo dello schema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o livello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Quinto livello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57" draw:transform="translate(-0.59709in -0.13784in) rotate(-1.5708) translate(9.63335in 2.34242in)" draw:name="Date Placeholder 6" svg:width="1.19417in" svg:height="0.27568in" presentation:class="date-tim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4" presentation:style-name="a360" draw:transform="translate(-2.3265in -0.13784in) rotate(-1.5708) translate(9.84186in 4.07184in)" draw:name="Footer Placeholder 7" svg:width="4.65301in" svg:height="0.27568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5" presentation:style-name="a364" draw:name="Slide Number Placeholder 8" svg:x="9.36346in" svg:y="0.35651in" svg:width="0.75812in" svg:height="0.92545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</draw:text-box>
        <svg:title/>
        <svg:desc/>
      </draw:frame>
      <presentation:notes style:page-layout-name="pageLayout2" draw:style-name="a381">
        <draw:page-thumbnail svg:x="1.21063in" svg:y="0.88858in" svg:width="5.84567in" svg:height="4.38425in" presentation:class="page" draw:id="id11" presentation:style-name="a365" draw:name="Segnaposto immagine diapositiva 1">
          <svg:title/>
          <svg:desc/>
        </draw:page-thumbnail>
        <draw:frame draw:id="id12" presentation:style-name="a368" draw:name="Segnaposto note 2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3" presentation:style-name="a371" draw:name="Segnaposto intestazione 3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4" presentation:style-name="a374" draw:name="Segnaposto data 4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5" presentation:style-name="a377" draw:name="Segnaposto piè di pagina 5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Segnaposto numero diapositiva 6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83">
      <draw:custom-shape svg:x="7.5948in" svg:y="2.02091in" svg:width="3.39916in" svg:height="3.3988in" draw:id="id76" draw:layer="Master1-bg" draw:style-name="a385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77" draw:layer="Master1-bg" draw:style-name="a387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78" draw:layer="Master1-bg" draw:style-name="a389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79" draw:layer="Master1-bg" draw:style-name="a391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80" draw:layer="Master1-bg" draw:style-name="a393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81" draw:layer="Master1-bg" draw:style-name="a394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98" draw:name="Title 1" svg:x="0.58438in" svg:y="0.54575in" svg:width="8.5062in" svg:height="1.68835in" presentation:class="title" presentation:placeholder="false">
        <draw:text-box>
          <text:p text:style-name="a397" text:class-names="" text:cond-style-name=""><text:span text:style-name="a395" text:class-names="">Fare clic per modificare lo stile del titolo</text:span><text:span text:style-name="a396" text:class-names=""/></text:p>
        </draw:text-box>
        <svg:title/>
        <svg:desc/>
      </draw:frame>
      <draw:frame draw:id="id83" presentation:style-name="a401" draw:transform="translate(-0.59709in -0.13784in) rotate(-1.5708) translate(9.63335in 2.34242in)" draw:name="Date Placeholder 2" svg:width="1.19417in" svg:height="0.27568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84" presentation:style-name="a404" draw:transform="translate(-2.3265in -0.13784in) rotate(-1.5708) translate(9.84186in 4.07184in)" draw:name="Footer Placeholder 3" svg:width="4.65301in" svg:height="0.27568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85" presentation:style-name="a408" draw:name="Slide Number Placeholder 4" svg:x="9.36346in" svg:y="0.35651in" svg:width="0.75812in" svg:height="0.92545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1.21063in" svg:y="0.88858in" svg:width="5.84567in" svg:height="4.38425in" presentation:class="page" draw:id="id11" presentation:style-name="a409" draw:name="Segnaposto immagine diapositiva 1">
          <svg:title/>
          <svg:desc/>
        </draw:page-thumbnail>
        <draw:frame draw:id="id12" presentation:style-name="a412" draw:name="Segnaposto note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Segnaposto intestazione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4" presentation:style-name="a418" draw:name="Segnaposto data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5" presentation:style-name="a421" draw:name="Segnaposto piè di pagina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6" presentation:style-name="a424" draw:name="Segnaposto numero diapositiva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27">
      <draw:custom-shape svg:x="7.5948in" svg:y="2.02091in" svg:width="3.39916in" svg:height="3.3988in" draw:id="id86" draw:layer="Master1-bg" draw:style-name="a42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87" draw:layer="Master1-bg" draw:style-name="a43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88" draw:layer="Master1-bg" draw:style-name="a43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89" draw:layer="Master1-bg" draw:style-name="a43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90" draw:layer="Master1-bg" draw:style-name="a43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91" draw:layer="Master1-bg" draw:style-name="a43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41" draw:transform="translate(-0.59709in -0.13784in) rotate(-1.5708) translate(9.63335in 2.34242in)" draw:name="Date Placeholder 1" svg:width="1.19417in" svg:height="0.27568in" presentation:class="date-time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93" presentation:style-name="a444" draw:transform="translate(-2.3265in -0.13784in) rotate(-1.5708) translate(9.84186in 4.07184in)" draw:name="Footer Placeholder 2" svg:width="4.65301in" svg:height="0.27568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94" presentation:style-name="a448" draw:name="Slide Number Placeholder 3" svg:x="9.36346in" svg:y="0.35651in" svg:width="0.75812in" svg:height="0.92545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/></text:span><text:span text:style-name="a446" text:class-names=""/></text:p>
        </draw:text-box>
        <svg:title/>
        <svg:desc/>
      </draw:frame>
      <presentation:notes style:page-layout-name="pageLayout2" draw:style-name="a465">
        <draw:page-thumbnail svg:x="1.21063in" svg:y="0.88858in" svg:width="5.84567in" svg:height="4.38425in" presentation:class="page" draw:id="id11" presentation:style-name="a449" draw:name="Segnaposto immagine diapositiva 1">
          <svg:title/>
          <svg:desc/>
        </draw:page-thumbnail>
        <draw:frame draw:id="id12" presentation:style-name="a452" draw:name="Segnaposto note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3" presentation:style-name="a455" draw:name="Segnaposto intestazione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4" presentation:style-name="a458" draw:name="Segnaposto data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5" presentation:style-name="a461" draw:name="Segnaposto piè di pagina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6" presentation:style-name="a464" draw:name="Segnaposto numero diapositiva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67">
      <draw:custom-shape svg:x="7.5948in" svg:y="2.02091in" svg:width="3.39916in" svg:height="3.3988in" draw:id="id95" draw:layer="Master1-bg" draw:style-name="a46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96" draw:layer="Master1-bg" draw:style-name="a47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97" draw:layer="Master1-bg" draw:style-name="a47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98" draw:layer="Master1-bg" draw:style-name="a47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99" draw:layer="Master1-bg" draw:style-name="a47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00" draw:layer="Master1-bg" draw:style-name="a47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82" draw:name="Title 1" svg:x="1.04461in" svg:y="1.74533in" svg:width="3.07613in" svg:height="1.74533in" presentation:class="title" presentation:placeholder="false">
        <draw:text-box>
          <text:p text:style-name="a481" text:class-names="" text:cond-style-name=""><text:span text:style-name="a479" text:class-names="">Fare clic per modificare lo stile del titolo</text:span><text:span text:style-name="a480" text:class-names=""/></text:p>
        </draw:text-box>
        <svg:title/>
        <svg:desc/>
      </draw:frame>
      <draw:frame draw:id="id102" presentation:style-name="a499" draw:name="Content Placeholder 2" svg:x="4.32749in" svg:y="1.74533in" svg:width="4.69957in" svg:height="5.51157in" presentation:class="object" presentation:placeholder="false">
        <draw:text-box>
          <text:list text:style-name="a485">
            <text:list-item>
              <text:p text:style-name="a484" text:class-names="" text:cond-style-name=""><text:span text:style-name="a483" text:class-names="">Modifica gli stili del testo dello schema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o livello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Quinto livello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03" draw:name="Text Placeholder 3" svg:x="1.04461in" svg:y="3.77237in" svg:width="3.07613in" svg:height="3.49066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odifica gli stili del testo dello schema</text:span></text:p>
            </text:list-item>
          </text:list>
        </draw:text-box>
        <svg:title/>
        <svg:desc/>
      </draw:frame>
      <draw:frame draw:id="id104" presentation:style-name="a506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05" presentation:style-name="a509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06" presentation:style-name="a513" draw:name="Slide Number Placeholder 6" svg:x="9.36346in" svg:y="0.35651in" svg:width="0.75812in" svg:height="0.92545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presentation:notes style:page-layout-name="pageLayout2" draw:style-name="a530">
        <draw:page-thumbnail svg:x="1.21063in" svg:y="0.88858in" svg:width="5.84567in" svg:height="4.38425in" presentation:class="page" draw:id="id11" presentation:style-name="a514" draw:name="Segnaposto immagine diapositiva 1">
          <svg:title/>
          <svg:desc/>
        </draw:page-thumbnail>
        <draw:frame draw:id="id12" presentation:style-name="a517" draw:name="Segnaposto note 2" svg:x="0.82677in" svg:y="5.55394in" svg:width="6.61378in" svg:height="5.26142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egnaposto intestazione 3" svg:x="0in" svg:y="0in" svg:width="3.5878in" svg:height="0.5842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4" presentation:style-name="a523" draw:name="Segnaposto data 4" svg:x="4.67953in" svg:y="0in" svg:width="3.5878in" svg:height="0.58425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5" presentation:style-name="a526" draw:name="Segnaposto piè di pagina 5" svg:x="0in" svg:y="11.10827in" svg:width="3.5878in" svg:height="0.5842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6" presentation:style-name="a529" draw:name="Segnaposto numero diapositiva 6" svg:x="4.67953in" svg:y="11.10827in" svg:width="3.5878in" svg:height="0.5842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32">
      <draw:custom-shape svg:x="7.5948in" svg:y="2.02091in" svg:width="3.39916in" svg:height="3.3988in" draw:id="id107" draw:layer="Master1-bg" draw:style-name="a53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08" draw:layer="Master1-bg" draw:style-name="a53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09" draw:layer="Master1-bg" draw:style-name="a53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10" draw:layer="Master1-bg" draw:style-name="a54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11" draw:layer="Master1-bg" draw:style-name="a54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12" draw:layer="Master1-bg" draw:style-name="a54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47" draw:name="Title 1" svg:x="1.04366in" svg:y="2.23524in" svg:width="4.60633in" svg:height="1.89844in" presentation:class="title" presentation:placeholder="false">
        <draw:text-box>
          <text:p text:style-name="a546" text:class-names="" text:cond-style-name=""><text:span text:style-name="a544" text:class-names="">Fare clic per modificare lo stile del titolo</text:span><text:span text:style-name="a545" text:class-names=""/></text:p>
        </draw:text-box>
        <svg:title/>
        <svg:desc/>
      </draw:frame>
      <draw:frame draw:id="id114" presentation:style-name="a551" draw:name="Picture Placeholder 2" svg:x="6.28559in" svg:y="1.37789in" svg:width="2.89463in" svg:height="5.51157in" presentation:class="graphic" presentation:placeholder="false">
        <draw:text-box>
          <text:p text:style-name="a550" text:class-names="" text:cond-style-name=""><text:span text:style-name="a548" text:class-names="">Fare clic sull'icona per inserire un'immagine</text:span><text:span text:style-name="a549" text:class-names=""/></text:p>
        </draw:text-box>
        <svg:title/>
        <svg:desc/>
      </draw:frame>
      <draw:frame draw:id="id115" presentation:style-name="a555" draw:name="Text Placeholder 3" svg:x="1.04461in" svg:y="4.40926in" svg:width="4.59916in" svg:height="1.65347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Modifica gli stili del testo dello schema</text:span></text:p>
            </text:list-item>
          </text:list>
        </draw:text-box>
        <svg:title/>
        <svg:desc/>
      </draw:frame>
      <draw:frame draw:id="id116" presentation:style-name="a558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7" presentation:style-name="a561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118" presentation:style-name="a565" draw:name="Slide Number Placeholder 6" svg:x="9.36346in" svg:y="0.35651in" svg:width="0.75812in" svg:height="0.92545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11" presentation:style-name="a566" draw:name="Segnaposto immagine diapositiva 1">
          <svg:title/>
          <svg:desc/>
        </draw:page-thumbnail>
        <draw:frame draw:id="id12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3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4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5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6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magine-panoramica-con-didascalia" style:page-layout-name="pageLayout1" draw:style-name="a584">
      <draw:custom-shape svg:x="7.5948in" svg:y="2.02091in" svg:width="3.39916in" svg:height="3.3988in" draw:id="id119" draw:layer="Master1-bg" draw:style-name="a586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20" draw:layer="Master1-bg" draw:style-name="a588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21" draw:layer="Master1-bg" draw:style-name="a590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22" draw:layer="Master1-bg" draw:style-name="a592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23" draw:layer="Master1-bg" draw:style-name="a59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24" draw:layer="Master1-bg" draw:style-name="a59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99" draw:name="Title 1" svg:x="1.04461in" svg:y="5.78714in" svg:width="7.98245in" svg:height="0.68321in" presentation:class="title" presentation:placeholder="false">
        <draw:text-box>
          <text:p text:style-name="a598" text:class-names="" text:cond-style-name=""><text:span text:style-name="a596" text:class-names="">Fare clic per modificare lo stile del titolo</text:span><text:span text:style-name="a597" text:class-names=""/></text:p>
        </draw:text-box>
        <svg:title/>
        <svg:desc/>
      </draw:frame>
      <draw:frame draw:id="id126" presentation:style-name="a603" draw:name="Picture Placeholder 2" svg:x="1.04461in" svg:y="0.82674in" svg:width="7.98246in" svg:height="4.38885in" presentation:class="graphic" presentation:placeholder="false">
        <draw:text-box>
          <text:p text:style-name="a602" text:class-names="" text:cond-style-name=""><text:span text:style-name="a600" text:class-names="">Fare clic sull'icona per inserire un'immagine</text:span><text:span text:style-name="a601" text:class-names=""/></text:p>
        </draw:text-box>
        <svg:title/>
        <svg:desc/>
      </draw:frame>
      <draw:frame draw:id="id127" presentation:style-name="a607" draw:name="Text Placeholder 3" svg:x="1.04461in" svg:y="6.47034in" svg:width="7.98245in" svg:height="0.59517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odifica gli stili del testo dello schema</text:span></text:p>
            </text:list-item>
          </text:list>
        </draw:text-box>
        <svg:title/>
        <svg:desc/>
      </draw:frame>
      <draw:frame draw:id="id128" presentation:style-name="a610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29" presentation:style-name="a613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30" presentation:style-name="a617" draw:name="Slide Number Placeholder 6" svg:x="9.36346in" svg:y="0.35651in" svg:width="0.75812in" svg:height="0.9254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11" presentation:style-name="a618" draw:name="Segnaposto immagine diapositiva 1">
          <svg:title/>
          <svg:desc/>
        </draw:page-thumbnail>
        <draw:frame draw:id="id12" presentation:style-name="a621" draw:name="Segnaposto note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Segnaposto intestazione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egnaposto data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Segnaposto piè di pagina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Segnaposto numero diapositiva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olo-e-sottotitolo" style:page-layout-name="pageLayout1" draw:style-name="a636">
      <draw:custom-shape svg:x="7.5948in" svg:y="2.02091in" svg:width="3.39916in" svg:height="3.3988in" draw:id="id131" draw:layer="Master1-bg" draw:style-name="a63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32" draw:layer="Master1-bg" draw:style-name="a640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33" draw:layer="Master1-bg" draw:style-name="a642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34" draw:layer="Master1-bg" draw:style-name="a644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35" draw:layer="Master1-bg" draw:style-name="a646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36" draw:layer="Master1-bg" draw:style-name="a647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51" draw:name="Title 1" svg:x="1.04461in" svg:y="1.74533in" svg:width="7.98246in" svg:height="2.38835in" presentation:class="title" presentation:placeholder="false">
        <draw:text-box>
          <text:p text:style-name="a650" text:class-names="" text:cond-style-name=""><text:span text:style-name="a648" text:class-names="">Fare clic per modificare lo stile del titolo</text:span><text:span text:style-name="a649" text:class-names=""/></text:p>
        </draw:text-box>
        <svg:title/>
        <svg:desc/>
      </draw:frame>
      <draw:frame draw:id="id138" presentation:style-name="a655" draw:name="Text Placeholder 3" svg:x="1.04461in" svg:y="4.40926in" svg:width="7.98246in" svg:height="2.84765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Modifica gli stili del testo dello schema</text:span></text:p>
            </text:list-item>
          </text:list>
        </draw:text-box>
        <svg:title/>
        <svg:desc/>
      </draw:frame>
      <draw:frame draw:id="id139" presentation:style-name="a658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40" presentation:style-name="a661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41" presentation:style-name="a665" draw:name="Slide Number Placeholder 5" svg:x="9.36346in" svg:y="0.35651in" svg:width="0.75812in" svg:height="0.92545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11" presentation:style-name="a666" draw:name="Segnaposto immagine diapositiva 1">
          <svg:title/>
          <svg:desc/>
        </draw:page-thumbnail>
        <draw:frame draw:id="id12" presentation:style-name="a669" draw:name="Segnaposto note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Segnaposto intestazione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4" presentation:style-name="a675" draw:name="Segnaposto data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5" presentation:style-name="a678" draw:name="Segnaposto piè di pagina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6" presentation:style-name="a681" draw:name="Segnaposto numero diapositiva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zione-con-didascalia" style:page-layout-name="pageLayout1" draw:style-name="a684">
      <draw:custom-shape svg:x="7.5948in" svg:y="2.02091in" svg:width="3.39916in" svg:height="3.3988in" draw:id="id142" draw:layer="Master1-bg" draw:style-name="a686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43" draw:layer="Master1-bg" draw:style-name="a688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44" draw:layer="Master1-bg" draw:style-name="a690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45" draw:layer="Master1-bg" draw:style-name="a692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46" draw:layer="Master1-bg" draw:style-name="a69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47" draw:layer="Master1-bg" draw:style-name="a69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99" draw:name="Title 1" svg:x="1.42435in" svg:y="1.74533in" svg:width="7.23506in" svg:height="2.80084in" presentation:class="title" presentation:placeholder="false">
        <draw:text-box>
          <text:p text:style-name="a698" text:class-names="" text:cond-style-name=""><text:span text:style-name="a696" text:class-names="">Fare clic per modificare lo stile del titolo</text:span><text:span text:style-name="a697" text:class-names=""/></text:p>
        </draw:text-box>
        <svg:title/>
        <svg:desc/>
      </draw:frame>
      <draw:frame draw:id="id149" presentation:style-name="a703" draw:name="Text Placeholder 3" svg:x="1.74597in" svg:y="4.54617in" svg:width="6.58415in" svg:height="0.41249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Modifica gli stili del testo dello schema</text:span></text:p>
            </text:list-item>
          </text:list>
        </draw:text-box>
        <svg:title/>
        <svg:desc/>
      </draw:frame>
      <draw:frame draw:id="id150" presentation:style-name="a707" draw:name="Text Placeholder 3" svg:x="1.04461in" svg:y="5.24474in" svg:width="7.98246in" svg:height="2.02091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odifica gli stili del testo dello schema</text:span></text:p>
            </text:list-item>
          </text:list>
        </draw:text-box>
        <svg:title/>
        <svg:desc/>
      </draw:frame>
      <draw:frame draw:id="id151" presentation:style-name="a710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52" presentation:style-name="a713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53" presentation:style-name="a717" draw:name="Slide Number Placeholder 5" svg:x="9.36346in" svg:y="0.35651in" svg:width="0.75812in" svg:height="0.92545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draw:frame draw:id="id154" draw:style-name="a720" draw:name="TextBox 11" svg:x="0.81247in" svg:y="1.17085in" svg:width="0.7253in" svg:height="2.36418in">
        <draw:text-box>
          <text:p text:style-name="a719" text:class-names="" text:cond-style-name=""><text:span text:style-name="a718" text:class-names="">“</text:span></text:p>
        </draw:text-box>
        <svg:title/>
        <svg:desc/>
      </draw:frame>
      <draw:frame draw:id="id155" draw:style-name="a723" draw:name="TextBox 14" svg:x="8.43906in" svg:y="3.15094in" svg:width="0.7253in" svg:height="2.36418in">
        <draw:text-box>
          <text:p text:style-name="a722" text:class-names="" text:cond-style-name=""><text:span text:style-name="a721" text:class-names="">”</text:span></text:p>
        </draw:text-box>
        <svg:title/>
        <svg:desc/>
      </draw:frame>
      <presentation:notes style:page-layout-name="pageLayout2" draw:style-name="a740">
        <draw:page-thumbnail svg:x="1.21063in" svg:y="0.88858in" svg:width="5.84567in" svg:height="4.38425in" presentation:class="page" draw:id="id11" presentation:style-name="a724" draw:name="Segnaposto immagine diapositiva 1">
          <svg:title/>
          <svg:desc/>
        </draw:page-thumbnail>
        <draw:frame draw:id="id12" presentation:style-name="a727" draw:name="Segnaposto note 2" svg:x="0.82677in" svg:y="5.55394in" svg:width="6.61378in" svg:height="5.26142in" presentation:class="notes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3" presentation:style-name="a730" draw:name="Segnaposto intestazione 3" svg:x="0in" svg:y="0in" svg:width="3.5878in" svg:height="0.58425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4" presentation:style-name="a733" draw:name="Segnaposto data 4" svg:x="4.67953in" svg:y="0in" svg:width="3.5878in" svg:height="0.58425in" presentation:class="date-time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5" presentation:style-name="a736" draw:name="Segnaposto piè di pagina 5" svg:x="0in" svg:y="11.10827in" svg:width="3.5878in" svg:height="0.58425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6" presentation:style-name="a739" draw:name="Segnaposto numero diapositiva 6" svg:x="4.67953in" svg:y="11.10827in" svg:width="3.5878in" svg:height="0.58425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cheda-nome" style:page-layout-name="pageLayout1" draw:style-name="a742">
      <draw:custom-shape svg:x="7.5948in" svg:y="2.02091in" svg:width="3.39916in" svg:height="3.3988in" draw:id="id156" draw:layer="Master1-bg" draw:style-name="a74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57" draw:layer="Master1-bg" draw:style-name="a74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58" draw:layer="Master1-bg" draw:style-name="a74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59" draw:layer="Master1-bg" draw:style-name="a75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60" draw:layer="Master1-bg" draw:style-name="a75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61" draw:layer="Master1-bg" draw:style-name="a75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57" draw:name="Title 1" svg:x="1.04461in" svg:y="3.76624in" svg:width="7.98246in" svg:height="1.99292in" presentation:class="title" presentation:placeholder="false">
        <draw:text-box>
          <text:p text:style-name="a756" text:class-names="" text:cond-style-name=""><text:span text:style-name="a754" text:class-names="">Fare clic per modificare lo stile del titolo</text:span><text:span text:style-name="a755" text:class-names=""/></text:p>
        </draw:text-box>
        <svg:title/>
        <svg:desc/>
      </draw:frame>
      <draw:frame draw:id="id163" presentation:style-name="a761" draw:name="Text Placeholder 2" svg:x="1.04461in" svg:y="5.75916in" svg:width="7.98246in" svg:height="1.03722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Modifica gli stili del testo dello schema</text:span></text:p>
            </text:list-item>
          </text:list>
        </draw:text-box>
        <svg:title/>
        <svg:desc/>
      </draw:frame>
      <draw:frame draw:id="id164" presentation:style-name="a76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65" presentation:style-name="a76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66" presentation:style-name="a771" draw:name="Slide Number Placeholder 5" svg:x="9.36346in" svg:y="0.35651in" svg:width="0.75812in" svg:height="0.92545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11" presentation:style-name="a772" draw:name="Segnaposto immagine diapositiva 1">
          <svg:title/>
          <svg:desc/>
        </draw:page-thumbnail>
        <draw:frame draw:id="id12" presentation:style-name="a775" draw:name="Segnaposto note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8" draw:name="Segnaposto intestazione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4" presentation:style-name="a781" draw:name="Segnaposto data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5" presentation:style-name="a784" draw:name="Segnaposto piè di pagina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6" presentation:style-name="a787" draw:name="Segnaposto numero diapositiva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onne" style:page-layout-name="pageLayout1" draw:style-name="a790">
      <draw:custom-shape svg:x="7.5948in" svg:y="2.02091in" svg:width="3.39916in" svg:height="3.3988in" draw:id="id167" draw:layer="Master1-bg" draw:style-name="a79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68" draw:layer="Master1-bg" draw:style-name="a79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69" draw:layer="Master1-bg" draw:style-name="a79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70" draw:layer="Master1-bg" draw:style-name="a79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71" draw:layer="Master1-bg" draw:style-name="a80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72" draw:layer="Master1-bg" draw:style-name="a80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805" draw:name="Title 1" svg:x="0.58438in" svg:y="0.54575in" svg:width="8.5062in" svg:height="1.68835in" presentation:class="title" presentation:placeholder="false">
        <draw:text-box>
          <text:p text:style-name="a804" text:class-names="" text:cond-style-name=""><text:span text:style-name="a802" text:class-names="">Fare clic per modificare lo stile del titolo</text:span><text:span text:style-name="a803" text:class-names=""/></text:p>
        </draw:text-box>
        <svg:title/>
        <svg:desc/>
      </draw:frame>
      <draw:frame draw:id="id174" presentation:style-name="a809" draw:name="Text Placeholder 2" svg:x="0.57248in" svg:y="2.38835in" svg:width="2.66532in" svg:height="0.6946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Modifica gli stili del testo dello schema</text:span></text:p>
            </text:list-item>
          </text:list>
        </draw:text-box>
        <svg:title/>
        <svg:desc/>
      </draw:frame>
      <draw:frame draw:id="id175" presentation:style-name="a813" draw:name="Text Placeholder 3" svg:x="0.59013in" svg:y="3.21509in" svg:width="2.64767in" svg:height="4.32697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Modifica gli stili del testo dello schema</text:span></text:p>
            </text:list-item>
          </text:list>
        </draw:text-box>
        <svg:title/>
        <svg:desc/>
      </draw:frame>
      <draw:frame draw:id="id176" presentation:style-name="a817" draw:name="Text Placeholder 4" svg:x="3.51262in" svg:y="2.38835in" svg:width="2.65571in" svg:height="0.69469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Modifica gli stili del testo dello schema</text:span></text:p>
            </text:list-item>
          </text:list>
        </draw:text-box>
        <svg:title/>
        <svg:desc/>
      </draw:frame>
      <draw:frame draw:id="id177" presentation:style-name="a821" draw:name="Text Placeholder 3" svg:x="3.50307in" svg:y="3.21509in" svg:width="2.66526in" svg:height="4.32697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Modifica gli stili del testo dello schema</text:span></text:p>
            </text:list-item>
          </text:list>
        </draw:text-box>
        <svg:title/>
        <svg:desc/>
      </draw:frame>
      <draw:frame draw:id="id178" presentation:style-name="a825" draw:name="Text Placeholder 4" svg:x="6.44401in" svg:y="2.38835in" svg:width="2.65198in" svg:height="0.6946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Modifica gli stili del testo dello schema</text:span></text:p>
            </text:list-item>
          </text:list>
        </draw:text-box>
        <svg:title/>
        <svg:desc/>
      </draw:frame>
      <draw:frame draw:id="id179" presentation:style-name="a829" draw:name="Text Placeholder 3" svg:x="6.44401in" svg:y="3.21509in" svg:width="2.65198in" svg:height="4.32697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Modifica gli stili del testo dello schema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180" draw:style-name="a830" draw:name="Straight Connector 16">
        <svg:title/>
        <svg:desc/>
      </draw:connector>
      <draw:connector draw:type="line" svg:x1="6.29706in" svg:y1="2.57207in" svg:x2="6.29706in" svg:y2="7.35417in" draw:id="id181" draw:style-name="a831" draw:name="Straight Connector 17">
        <svg:title/>
        <svg:desc/>
      </draw:connector>
      <draw:frame draw:id="id182" presentation:style-name="a83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183" presentation:style-name="a83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84" presentation:style-name="a841" draw:name="Slide Number Placeholder 5" svg:x="9.36346in" svg:y="0.35651in" svg:width="0.75812in" svg:height="0.92545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</draw:text-box>
        <svg:title/>
        <svg:desc/>
      </draw:frame>
      <presentation:notes style:page-layout-name="pageLayout2" draw:style-name="a858">
        <draw:page-thumbnail svg:x="1.21063in" svg:y="0.88858in" svg:width="5.84567in" svg:height="4.38425in" presentation:class="page" draw:id="id11" presentation:style-name="a842" draw:name="Segnaposto immagine diapositiva 1">
          <svg:title/>
          <svg:desc/>
        </draw:page-thumbnail>
        <draw:frame draw:id="id12" presentation:style-name="a845" draw:name="Segnaposto note 2" svg:x="0.82677in" svg:y="5.55394in" svg:width="6.61378in" svg:height="5.26142in" presentation:class="notes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3" presentation:style-name="a848" draw:name="Segnaposto intestazione 3" svg:x="0in" svg:y="0in" svg:width="3.5878in" svg:height="0.58425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4" presentation:style-name="a851" draw:name="Segnaposto data 4" svg:x="4.67953in" svg:y="0in" svg:width="3.5878in" svg:height="0.58425in" presentation:class="date-time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5" presentation:style-name="a854" draw:name="Segnaposto piè di pagina 5" svg:x="0in" svg:y="11.10827in" svg:width="3.5878in" svg:height="0.58425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6" presentation:style-name="a857" draw:name="Segnaposto numero diapositiva 6" svg:x="4.67953in" svg:y="11.10827in" svg:width="3.5878in" svg:height="0.58425in" presentation:class="page-number" presentation:placeholder="false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colonne-immagine" style:page-layout-name="pageLayout1" draw:style-name="a860">
      <draw:custom-shape svg:x="7.5948in" svg:y="2.02091in" svg:width="3.39916in" svg:height="3.3988in" draw:id="id185" draw:layer="Master1-bg" draw:style-name="a86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6" draw:layer="Master1-bg" draw:style-name="a86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87" draw:layer="Master1-bg" draw:style-name="a86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88" draw:layer="Master1-bg" draw:style-name="a86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89" draw:layer="Master1-bg" draw:style-name="a87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90" draw:layer="Master1-bg" draw:style-name="a87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75" draw:name="Title 1" svg:x="0.58438in" svg:y="0.54575in" svg:width="8.5062in" svg:height="1.68835in" presentation:class="title" presentation:placeholder="false">
        <draw:text-box>
          <text:p text:style-name="a874" text:class-names="" text:cond-style-name=""><text:span text:style-name="a872" text:class-names="">Fare clic per modificare lo stile del titolo</text:span><text:span text:style-name="a873" text:class-names=""/></text:p>
        </draw:text-box>
        <svg:title/>
        <svg:desc/>
      </draw:frame>
      <draw:frame draw:id="id192" presentation:style-name="a879" draw:name="Text Placeholder 2" svg:x="0.59013in" svg:y="5.12455in" svg:width="2.65916in" svg:height="0.69469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Modifica gli stili del testo dello schema</text:span></text:p>
            </text:list-item>
          </text:list>
        </draw:text-box>
        <svg:title/>
        <svg:desc/>
      </draw:frame>
      <draw:frame draw:id="id193" presentation:style-name="a883" draw:name="Picture Placeholder 2" svg:x="0.59013in" svg:y="2.66393in" svg:width="2.65916in" svg:height="1.83719in" presentation:class="graphic" presentation:placeholder="false">
        <draw:text-box>
          <text:p text:style-name="a882" text:class-names="" text:cond-style-name=""><text:span text:style-name="a880" text:class-names="">Fare clic sull'icona per inserire un'immagine</text:span><text:span text:style-name="a881" text:class-names=""/></text:p>
        </draw:text-box>
        <svg:title/>
        <svg:desc/>
      </draw:frame>
      <draw:frame draw:id="id194" presentation:style-name="a887" draw:name="Text Placeholder 3" svg:x="0.59013in" svg:y="5.81923in" svg:width="2.65916in" svg:height="0.79466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Modifica gli stili del testo dello schema</text:span></text:p>
            </text:list-item>
          </text:list>
        </draw:text-box>
        <svg:title/>
        <svg:desc/>
      </draw:frame>
      <draw:frame draw:id="id195" presentation:style-name="a891" draw:name="Text Placeholder 4" svg:x="3.51779in" svg:y="5.12455in" svg:width="2.65054in" svg:height="0.69469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Modifica gli stili del testo dello schema</text:span></text:p>
            </text:list-item>
          </text:list>
        </draw:text-box>
        <svg:title/>
        <svg:desc/>
      </draw:frame>
      <draw:frame draw:id="id196" presentation:style-name="a895" draw:name="Picture Placeholder 2" svg:x="3.51778in" svg:y="2.66393in" svg:width="2.65054in" svg:height="1.83719in" presentation:class="graphic" presentation:placeholder="false">
        <draw:text-box>
          <text:p text:style-name="a894" text:class-names="" text:cond-style-name=""><text:span text:style-name="a892" text:class-names="">Fare clic sull'icona per inserire un'immagine</text:span><text:span text:style-name="a893" text:class-names=""/></text:p>
        </draw:text-box>
        <svg:title/>
        <svg:desc/>
      </draw:frame>
      <draw:frame draw:id="id197" presentation:style-name="a899" draw:name="Text Placeholder 3" svg:x="3.51656in" svg:y="5.81923in" svg:width="2.65405in" svg:height="0.79466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Modifica gli stili del testo dello schema</text:span></text:p>
            </text:list-item>
          </text:list>
        </draw:text-box>
        <svg:title/>
        <svg:desc/>
      </draw:frame>
      <draw:frame draw:id="id198" presentation:style-name="a903" draw:name="Text Placeholder 4" svg:x="6.44401in" svg:y="5.12455in" svg:width="2.65198in" svg:height="0.69469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Modifica gli stili del testo dello schema</text:span></text:p>
            </text:list-item>
          </text:list>
        </draw:text-box>
        <svg:title/>
        <svg:desc/>
      </draw:frame>
      <draw:frame draw:id="id199" presentation:style-name="a907" draw:name="Picture Placeholder 2" svg:x="6.44401in" svg:y="2.66393in" svg:width="2.65198in" svg:height="1.83719in" presentation:class="graphic" presentation:placeholder="false">
        <draw:text-box>
          <text:p text:style-name="a906" text:class-names="" text:cond-style-name=""><text:span text:style-name="a904" text:class-names="">Fare clic sull'icona per inserire un'immagine</text:span><text:span text:style-name="a905" text:class-names=""/></text:p>
        </draw:text-box>
        <svg:title/>
        <svg:desc/>
      </draw:frame>
      <draw:frame draw:id="id200" presentation:style-name="a911" draw:name="Text Placeholder 3" svg:x="6.4439in" svg:y="5.81923in" svg:width="2.65549in" svg:height="0.79466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Modifica gli stili del testo dello schema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201" draw:style-name="a912" draw:name="Straight Connector 18">
        <svg:title/>
        <svg:desc/>
      </draw:connector>
      <draw:connector draw:type="line" svg:x1="6.29706in" svg:y1="2.57207in" svg:x2="6.29706in" svg:y2="7.35417in" draw:id="id202" draw:style-name="a913" draw:name="Straight Connector 19">
        <svg:title/>
        <svg:desc/>
      </draw:connector>
      <draw:frame draw:id="id203" presentation:style-name="a91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204" presentation:style-name="a91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205" presentation:style-name="a923" draw:name="Slide Number Placeholder 5" svg:x="9.36346in" svg:y="0.35651in" svg:width="0.75812in" svg:height="0.92545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11" presentation:style-name="a924" draw:name="Segnaposto immagine diapositiva 1">
          <svg:title/>
          <svg:desc/>
        </draw:page-thumbnail>
        <draw:frame draw:id="id12" presentation:style-name="a927" draw:name="Segnaposto note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3" presentation:style-name="a930" draw:name="Segnaposto intestazione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4" presentation:style-name="a933" draw:name="Segnaposto data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5" presentation:style-name="a936" draw:name="Segnaposto piè di pagina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6" presentation:style-name="a939" draw:name="Segnaposto numero diapositiva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olo-e-testo-verticale" style:page-layout-name="pageLayout1" draw:style-name="a942">
      <draw:custom-shape svg:x="7.5948in" svg:y="2.02091in" svg:width="3.39916in" svg:height="3.3988in" draw:id="id206" draw:layer="Master1-bg" draw:style-name="a94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07" draw:layer="Master1-bg" draw:style-name="a94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08" draw:layer="Master1-bg" draw:style-name="a94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9" draw:layer="Master1-bg" draw:style-name="a95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0" draw:layer="Master1-bg" draw:style-name="a95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11" draw:layer="Master1-bg" draw:style-name="a95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957" draw:name="Title 1" svg:x="0.58438in" svg:y="0.54575in" svg:width="8.5062in" svg:height="1.68835in" presentation:class="title" presentation:placeholder="false">
        <draw:text-box>
          <text:p text:style-name="a956" text:class-names="" text:cond-style-name=""><text:span text:style-name="a954" text:class-names="">Fare clic per modificare lo stile del titolo</text:span><text:span text:style-name="a955" text:class-names=""/></text:p>
        </draw:text-box>
        <svg:title/>
        <svg:desc/>
      </draw:frame>
      <draw:frame draw:id="id213" presentation:style-name="a974" draw:name="Vertical Text Placeholder 2" svg:x="0.9979in" svg:y="2.47481in" svg:width="8.09179in" svg:height="5.0576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Modifica gli stili del testo dello schema</text:span></text:p>
            </text:list-item>
          </text:list>
          <text:list text:style-name="a963">
            <text:list-item>
              <text:list text:style-name="a963">
                <text:list-item>
                  <text:p text:style-name="a962" text:class-names="" text:cond-style-name=""><text:span text:style-name="a961" text:class-names="">Secondo livello</text:span></text:p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p text:style-name="a965" text:class-names="" text:cond-style-name=""><text:span text:style-name="a9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list text:style-name="a969">
                        <text:list-item>
                          <text:p text:style-name="a968" text:class-names="" text:cond-style-name=""><text:span text:style-name="a9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list text:style-name="a973">
                            <text:list-item>
                              <text:p text:style-name="a972" text:class-names="" text:cond-style-name=""><text:span text:style-name="a970" text:class-names="">Quinto livello</text:span><text:span text:style-name="a9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77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215" presentation:style-name="a980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216" presentation:style-name="a984" draw:name="Slide Number Placeholder 5" svg:x="9.36346in" svg:y="0.35651in" svg:width="0.75812in" svg:height="0.92545in" presentation:class="page-number" presentation:placeholder="false">
        <draw:text-box>
          <text:p text:style-name="a983" text:class-names="" text:cond-style-name=""><text:span text:style-name="a981" text:class-names=""><text:page-number style:num-format="1" text:fixed="false"/></text:span><text:span text:style-name="a982" text:class-names=""/></text:p>
        </draw:text-box>
        <svg:title/>
        <svg:desc/>
      </draw:frame>
      <presentation:notes style:page-layout-name="pageLayout2" draw:style-name="a1001">
        <draw:page-thumbnail svg:x="1.21063in" svg:y="0.88858in" svg:width="5.84567in" svg:height="4.38425in" presentation:class="page" draw:id="id11" presentation:style-name="a985" draw:name="Segnaposto immagine diapositiva 1">
          <svg:title/>
          <svg:desc/>
        </draw:page-thumbnail>
        <draw:frame draw:id="id12" presentation:style-name="a988" draw:name="Segnaposto note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3" presentation:style-name="a991" draw:name="Segnaposto intestazione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4" presentation:style-name="a994" draw:name="Segnaposto data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5" presentation:style-name="a997" draw:name="Segnaposto piè di pagina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6" presentation:style-name="a1000" draw:name="Segnaposto numero diapositiva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1_Titolo-e-testo-verticale" style:page-layout-name="pageLayout1" draw:style-name="a1003">
      <draw:custom-shape svg:x="7.5948in" svg:y="2.02091in" svg:width="3.39916in" svg:height="3.3988in" draw:id="id217" draw:layer="Master1-bg" draw:style-name="a1005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18" draw:layer="Master1-bg" draw:style-name="a1007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19" draw:layer="Master1-bg" draw:style-name="a1009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20" draw:layer="Master1-bg" draw:style-name="a1011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21" draw:layer="Master1-bg" draw:style-name="a1013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2" draw:layer="Master1-bg" draw:style-name="a1014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018" draw:name="Vertical Title 1" svg:x="7.51083in" svg:y="0.51863in" svg:width="1.58516in" svg:height="7.02343in" presentation:class="title" presentation:placeholder="false">
        <draw:text-box>
          <text:p text:style-name="a1017" text:class-names="" text:cond-style-name=""><text:span text:style-name="a1015" text:class-names="">Fare clic per modificare lo stile del titolo</text:span><text:span text:style-name="a1016" text:class-names=""/></text:p>
        </draw:text-box>
        <svg:title/>
        <svg:desc/>
      </draw:frame>
      <draw:frame draw:id="id224" presentation:style-name="a1035" draw:name="Vertical Text Placeholder 2" svg:x="0.59013in" svg:y="0.9321in" svg:width="6.71394in" svg:height="6.6099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Modifica gli stili del testo dello schema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condo livello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Quinto livello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038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226" presentation:style-name="a1041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227" presentation:style-name="a1045" draw:name="Slide Number Placeholder 5" svg:x="9.36346in" svg:y="0.35651in" svg:width="0.75812in" svg:height="0.92545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/></text:span><text:span text:style-name="a1043" text:class-names=""/></text:p>
        </draw:text-box>
        <svg:title/>
        <svg:desc/>
      </draw:frame>
      <presentation:notes style:page-layout-name="pageLayout2" draw:style-name="a1062">
        <draw:page-thumbnail svg:x="1.21063in" svg:y="0.88858in" svg:width="5.84567in" svg:height="4.38425in" presentation:class="page" draw:id="id11" presentation:style-name="a1046" draw:name="Segnaposto immagine diapositiva 1">
          <svg:title/>
          <svg:desc/>
        </draw:page-thumbnail>
        <draw:frame draw:id="id12" presentation:style-name="a1049" draw:name="Segnaposto note 2" svg:x="0.82677in" svg:y="5.55394in" svg:width="6.61378in" svg:height="5.26142in" presentation:class="notes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3" presentation:style-name="a1052" draw:name="Segnaposto intestazione 3" svg:x="0in" svg:y="0in" svg:width="3.5878in" svg:height="0.58425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4" presentation:style-name="a1055" draw:name="Segnaposto data 4" svg:x="4.67953in" svg:y="0in" svg:width="3.5878in" svg:height="0.58425in" presentation:class="date-time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5" presentation:style-name="a1058" draw:name="Segnaposto piè di pagina 5" svg:x="0in" svg:y="11.10827in" svg:width="3.5878in" svg:height="0.58425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6" presentation:style-name="a1061" draw:name="Segnaposto numero diapositiva 6" svg:x="4.67953in" svg:y="11.10827in" svg:width="3.5878in" svg:height="0.58425in" presentation:class="page-number" presentation:placeholder="false">
          <draw:text-box>
            <text:p text:style-name="a1060" text:class-names="" text:cond-style-name=""><text:span text:style-name="a10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3">
      <draw:frame draw:id="id228" presentation:style-name="a1066" draw:name="Segnaposto intestazione 1" svg:x="0in" svg:y="0in" svg:width="3.5878in" svg:height="0.58425in" presentation:class="head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229" presentation:style-name="a1069" draw:name="Segnaposto data 2" svg:x="4.67953in" svg:y="0in" svg:width="3.5878in" svg:height="0.58425in" presentation:class="date-time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230" presentation:style-name="a1072" draw:name="Segnaposto piè di pagina 3" svg:x="0in" svg:y="11.10827in" svg:width="3.5878in" svg:height="0.58425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231" presentation:style-name="a1075" draw:name="Segnaposto numero diapositiva 4" svg:x="4.67953in" svg:y="11.10827in" svg:width="3.5878in" svg:height="0.58425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BACKACHE</dc:title>
    <dc:creator>Alessandro</dc:creator>
    <meta:creation-date>2016-06-01T09:07:29Z</meta:creation-date>
    <dc:date>2016-06-01T00:25:41Z</dc:date>
    <meta:template xlink:href="Ion" xlink:type="simple"/>
    <meta:editing-cycles>2</meta:editing-cycles>
    <meta:editing-duration>PT428S</meta:editing-duration>
    <meta:document-statistic meta:paragraph-count="12" meta:word-count="107"/>
  </office:meta>
</office:document-meta>
</file>